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673830" table:style-name="ce9">
            <text:p>17.673.830</text:p>
          </table:table-cell>
          <table:table-cell office:value-type="float" office:value="16844091" table:style-name="ce9">
            <text:p>16.844.091</text:p>
          </table:table-cell>
          <table:table-cell office:value-type="percentage" office:value="0.95305267732008281" table:style-name="ce10">
            <text:p>95,31%</text:p>
          </table:table-cell>
          <table:table-cell office:value-type="float" office:value="7449267" table:style-name="ce8">
            <text:p>7.449.267</text:p>
          </table:table-cell>
          <table:table-cell office:value-type="float" office:value="7051262" table:style-name="ce8">
            <text:p>7.051.262</text:p>
          </table:table-cell>
          <table:table-cell office:value-type="float" office:value="3988879" table:style-name="ce8">
            <text:p>3.988.879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50000" table:style-name="ce7">
            <text:p>150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94921" table:style-name="ce14">
            <text:p>2.794.921</text:p>
          </table:table-cell>
          <table:table-cell office:value-type="float" office:value="2600490.5" table:style-name="ce14">
            <text:p>2.600.491</text:p>
          </table:table-cell>
          <table:table-cell office:value-type="percentage" office:value="0.93043434859160601" table:style-name="ce15">
            <text:p>93,04%</text:p>
          </table:table-cell>
          <table:table-cell office:value-type="float" office:value="1145410" table:style-name="ce13">
            <text:p>1.145.410</text:p>
          </table:table-cell>
          <table:table-cell office:value-type="float" office:value="1095479" table:style-name="ce13">
            <text:p>1.095.479</text:p>
          </table:table-cell>
          <table:table-cell office:value-type="float" office:value="671032" table:style-name="ce13">
            <text:p>671.032</text:p>
          </table:table-cell>
          <table:table-cell office:value-type="date" office:date-value="2022-02-26T00:00:00" table:style-name="ce16">
            <text:p>2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14000" table:style-name="ce7">
            <text:p>11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69665" table:style-name="ce14">
            <text:p>2.469.665</text:p>
          </table:table-cell>
          <table:table-cell office:value-type="float" office:value="2251339" table:style-name="ce14">
            <text:p>2.251.339</text:p>
          </table:table-cell>
          <table:table-cell office:value-type="percentage" office:value="0.91159691699076595" table:style-name="ce15">
            <text:p>91,16%</text:p>
          </table:table-cell>
          <table:table-cell office:value-type="float" office:value="924889" table:style-name="ce13">
            <text:p>924.889</text:p>
          </table:table-cell>
          <table:table-cell office:value-type="float" office:value="887226" table:style-name="ce13">
            <text:p>887.226</text:p>
          </table:table-cell>
          <table:table-cell office:value-type="float" office:value="707393" table:style-name="ce13">
            <text:p>707.393</text:p>
          </table:table-cell>
          <table:table-cell office:value-type="date" office:date-value="2022-02-25T00:00:00" table:style-name="ce16">
            <text:p>2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26000" table:style-name="ce7">
            <text:p>126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9774" table:style-name="ce14">
            <text:p>2.269.774</text:p>
          </table:table-cell>
          <table:table-cell office:value-type="float" office:value="1999528.5" table:style-name="ce14">
            <text:p>1.999.529</text:p>
          </table:table-cell>
          <table:table-cell office:value-type="percentage" office:value="0.88093726511978721" table:style-name="ce15">
            <text:p>88,09%</text:p>
          </table:table-cell>
          <table:table-cell office:value-type="float" office:value="925637" table:style-name="ce13">
            <text:p>925.637</text:p>
          </table:table-cell>
          <table:table-cell office:value-type="float" office:value="888954" table:style-name="ce13">
            <text:p>888.954</text:p>
          </table:table-cell>
          <table:table-cell office:value-type="float" office:value="449733" table:style-name="ce13">
            <text:p>449.733</text:p>
          </table:table-cell>
          <table:table-cell office:value-type="date" office:date-value="2022-02-26T00:00:00" table:style-name="ce16">
            <text:p>2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2650" table:style-name="ce7">
            <text:p>2.812.650</text:p>
          </table:table-cell>
          <table:table-cell office:value-type="float" office:value="222000" table:style-name="ce7">
            <text:p>222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448800" table:style-name="ce14">
            <text:p>4.448.800</text:p>
          </table:table-cell>
          <table:table-cell office:value-type="float" office:value="4057405" table:style-name="ce14">
            <text:p>4.057.405</text:p>
          </table:table-cell>
          <table:table-cell office:value-type="percentage" office:value="0.91202234310375829" table:style-name="ce15">
            <text:p>91,20%</text:p>
          </table:table-cell>
          <table:table-cell office:value-type="float" office:value="1811919" table:style-name="ce13">
            <text:p>1.811.919</text:p>
          </table:table-cell>
          <table:table-cell office:value-type="float" office:value="1708300" table:style-name="ce13">
            <text:p>1.708.300</text:p>
          </table:table-cell>
          <table:table-cell office:value-type="float" office:value="939990" table:style-name="ce13">
            <text:p>939.990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41827" table:style-name="ce14">
            <text:p>1.241.827</text:p>
          </table:table-cell>
          <table:table-cell office:value-type="percentage" office:value="0.95300098996984051" table:style-name="ce15">
            <text:p>95,30%</text:p>
          </table:table-cell>
          <table:table-cell office:value-type="float" office:value="517922" table:style-name="ce13">
            <text:p>517.922</text:p>
          </table:table-cell>
          <table:table-cell office:value-type="float" office:value="499350" table:style-name="ce13">
            <text:p>499.350</text:p>
          </table:table-cell>
          <table:table-cell office:value-type="float" office:value="346330" table:style-name="ce13">
            <text:p>346.330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82000" table:style-name="ce7">
            <text:p>282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82738" table:style-name="ce14">
            <text:p>5.682.738</text:p>
          </table:table-cell>
          <table:table-cell office:value-type="float" office:value="5221088" table:style-name="ce14">
            <text:p>5.221.088</text:p>
          </table:table-cell>
          <table:table-cell office:value-type="percentage" office:value="0.91876275133571172" table:style-name="ce15">
            <text:p>91,88%</text:p>
          </table:table-cell>
          <table:table-cell office:value-type="float" office:value="2140361" table:style-name="ce13">
            <text:p>2.140.361</text:p>
          </table:table-cell>
          <table:table-cell office:value-type="float" office:value="2047512" table:style-name="ce13">
            <text:p>2.047.512</text:p>
          </table:table-cell>
          <table:table-cell office:value-type="float" office:value="1470936" table:style-name="ce13">
            <text:p>1.470.936</text:p>
          </table:table-cell>
          <table:table-cell office:value-type="date" office:date-value="2022-02-26T00:00:00" table:style-name="ce16">
            <text:p>2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34785" table:style-name="ce14">
            <text:p>4.334.785</text:p>
          </table:table-cell>
          <table:table-cell office:value-type="float" office:value="3868820" table:style-name="ce14">
            <text:p>3.868.820</text:p>
          </table:table-cell>
          <table:table-cell office:value-type="percentage" office:value="0.89250562599990546" table:style-name="ce15">
            <text:p>89,25%</text:p>
          </table:table-cell>
          <table:table-cell office:value-type="float" office:value="1751004" table:style-name="ce13">
            <text:p>1.751.004</text:p>
          </table:table-cell>
          <table:table-cell office:value-type="float" office:value="1637337" table:style-name="ce13">
            <text:p>1.637.337</text:p>
          </table:table-cell>
          <table:table-cell office:value-type="float" office:value="1008743" table:style-name="ce13">
            <text:p>1.008.743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238880" table:style-name="ce7">
            <text:p>3.23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443550" table:style-name="ce14">
            <text:p>14.443.550</text:p>
          </table:table-cell>
          <table:table-cell office:value-type="float" office:value="13900980" table:style-name="ce14">
            <text:p>13.900.980</text:p>
          </table:table-cell>
          <table:table-cell office:value-type="percentage" office:value="0.96243513540646175" table:style-name="ce15">
            <text:p>96,24%</text:p>
          </table:table-cell>
          <table:table-cell office:value-type="float" office:value="6470271" table:style-name="ce13">
            <text:p>6.470.271</text:p>
          </table:table-cell>
          <table:table-cell office:value-type="float" office:value="6183054" table:style-name="ce13">
            <text:p>6.183.054</text:p>
          </table:table-cell>
          <table:table-cell office:value-type="float" office:value="3565625" table:style-name="ce13">
            <text:p>3.565.625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9934761" table:style-name="ce14">
            <text:p>9.934.761</text:p>
          </table:table-cell>
          <table:table-cell office:value-type="percentage" office:value="0.94627991604718842" table:style-name="ce15">
            <text:p>94,63%</text:p>
          </table:table-cell>
          <table:table-cell office:value-type="float" office:value="4425972" table:style-name="ce13">
            <text:p>4.425.972</text:p>
          </table:table-cell>
          <table:table-cell office:value-type="float" office:value="4189048" table:style-name="ce13">
            <text:p>4.189.048</text:p>
          </table:table-cell>
          <table:table-cell office:value-type="float" office:value="2825072" table:style-name="ce13">
            <text:p>2.825.072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583" table:style-name="ce7">
            <text:p>1.645.583</text:p>
          </table:table-cell>
          <table:table-cell office:value-type="float" office:value="156000" table:style-name="ce7">
            <text:p>15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331538" table:style-name="ce14">
            <text:p>2.331.538</text:p>
          </table:table-cell>
          <table:table-cell office:value-type="float" office:value="2268106.5" table:style-name="ce14">
            <text:p>2.268.107</text:p>
          </table:table-cell>
          <table:table-cell office:value-type="percentage" office:value="0.97279413846139329" table:style-name="ce15">
            <text:p>97,28%</text:p>
          </table:table-cell>
          <table:table-cell office:value-type="float" office:value="961944" table:style-name="ce13">
            <text:p>961.944</text:p>
          </table:table-cell>
          <table:table-cell office:value-type="float" office:value="912141" table:style-name="ce13">
            <text:p>912.141</text:p>
          </table:table-cell>
          <table:table-cell office:value-type="float" office:value="614600" table:style-name="ce13">
            <text:p>614.600</text:p>
          </table:table-cell>
          <table:table-cell office:value-type="date" office:date-value="2022-02-26T00:00:00" table:style-name="ce16">
            <text:p>2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300000" table:style-name="ce7">
            <text:p>30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103374" table:style-name="ce14">
            <text:p>6.103.374</text:p>
          </table:table-cell>
          <table:table-cell office:value-type="float" office:value="6003666" table:style-name="ce14">
            <text:p>6.003.666</text:p>
          </table:table-cell>
          <table:table-cell office:value-type="percentage" office:value="0.983663462209591" table:style-name="ce15">
            <text:p>98,37%</text:p>
          </table:table-cell>
          <table:table-cell office:value-type="float" office:value="2468114" table:style-name="ce13">
            <text:p>2.468.114</text:p>
          </table:table-cell>
          <table:table-cell office:value-type="float" office:value="2356985" table:style-name="ce13">
            <text:p>2.356.985</text:p>
          </table:table-cell>
          <table:table-cell office:value-type="float" office:value="1913941" table:style-name="ce13">
            <text:p>1.913.941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8000" table:style-name="ce7">
            <text:p>48.000</text:p>
          </table:table-cell>
          <table:table-cell office:value-type="float" office:value="111700" table:style-name="ce7">
            <text:p>111.7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86845" table:style-name="ce14">
            <text:p>686.845</text:p>
          </table:table-cell>
          <table:table-cell office:value-type="float" office:value="626262.5" table:style-name="ce14">
            <text:p>626.263</text:p>
          </table:table-cell>
          <table:table-cell office:value-type="percentage" office:value="0.91179596561087295" table:style-name="ce15">
            <text:p>91,18%</text:p>
          </table:table-cell>
          <table:table-cell office:value-type="float" office:value="282793" table:style-name="ce13">
            <text:p>282.793</text:p>
          </table:table-cell>
          <table:table-cell office:value-type="float" office:value="266486" table:style-name="ce13">
            <text:p>266.486</text:p>
          </table:table-cell>
          <table:table-cell office:value-type="float" office:value="161369" table:style-name="ce13">
            <text:p>161.369</text:p>
          </table:table-cell>
          <table:table-cell office:value-type="date" office:date-value="2022-02-26T00:00:00" table:style-name="ce16">
            <text:p>2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903175" table:style-name="ce14">
            <text:p>12.903.175</text:p>
          </table:table-cell>
          <table:table-cell office:value-type="percentage" office:value="0.96051183427878284" table:style-name="ce15">
            <text:p>96,05%</text:p>
          </table:table-cell>
          <table:table-cell office:value-type="float" office:value="5757728" table:style-name="ce13">
            <text:p>5.757.728</text:p>
          </table:table-cell>
          <table:table-cell office:value-type="float" office:value="5455713" table:style-name="ce13">
            <text:p>5.455.713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5735" table:style-name="ce14">
            <text:p>2.915.735</text:p>
          </table:table-cell>
          <table:table-cell office:value-type="float" office:value="2752818" table:style-name="ce14">
            <text:p>2.752.818</text:p>
          </table:table-cell>
          <table:table-cell office:value-type="percentage" office:value="0.94412489475209505" table:style-name="ce15">
            <text:p>94,41%</text:p>
          </table:table-cell>
          <table:table-cell office:value-type="float" office:value="1294188" table:style-name="ce13">
            <text:p>1.294.188</text:p>
          </table:table-cell>
          <table:table-cell office:value-type="float" office:value="1215051" table:style-name="ce13">
            <text:p>1.215.051</text:p>
          </table:table-cell>
          <table:table-cell office:value-type="float" office:value="664661" table:style-name="ce13">
            <text:p>664.661</text:p>
          </table:table-cell>
          <table:table-cell office:value-type="date" office:date-value="2022-02-25T00:00:00" table:style-name="ce16">
            <text:p>2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84767" table:style-name="ce14">
            <text:p>1.384.767</text:p>
          </table:table-cell>
          <table:table-cell office:value-type="float" office:value="1284933.5" table:style-name="ce14">
            <text:p>1.284.934</text:p>
          </table:table-cell>
          <table:table-cell office:value-type="percentage" office:value="0.92790592207931011" table:style-name="ce15">
            <text:p>92,79%</text:p>
          </table:table-cell>
          <table:table-cell office:value-type="float" office:value="565849" table:style-name="ce13">
            <text:p>565.849</text:p>
          </table:table-cell>
          <table:table-cell office:value-type="float" office:value="544345" table:style-name="ce13">
            <text:p>544.345</text:p>
          </table:table-cell>
          <table:table-cell office:value-type="float" office:value="335617" table:style-name="ce13">
            <text:p>335.617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35257.5" table:style-name="ce14">
            <text:p>4.335.258</text:p>
          </table:table-cell>
          <table:table-cell office:value-type="percentage" office:value="0.92772370241418534" table:style-name="ce15">
            <text:p>92,77%</text:p>
          </table:table-cell>
          <table:table-cell office:value-type="float" office:value="1941115" table:style-name="ce13">
            <text:p>1.941.115</text:p>
          </table:table-cell>
          <table:table-cell office:value-type="float" office:value="1862373" table:style-name="ce13">
            <text:p>1.862.373</text:p>
          </table:table-cell>
          <table:table-cell office:value-type="float" office:value="1140752" table:style-name="ce13">
            <text:p>1.140.752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5826.5" table:style-name="ce14">
            <text:p>145.827</text:p>
          </table:table-cell>
          <table:table-cell office:value-type="percentage" office:value="0.88012179444622152" table:style-name="ce15">
            <text:p>88,01%</text:p>
          </table:table-cell>
          <table:table-cell office:value-type="float" office:value="66960" table:style-name="ce13">
            <text:p>66.960</text:p>
          </table:table-cell>
          <table:table-cell office:value-type="float" office:value="62721" table:style-name="ce13">
            <text:p>62.721</text:p>
          </table:table-cell>
          <table:table-cell office:value-type="float" office:value="32604" table:style-name="ce13">
            <text:p>32.604</text:p>
          </table:table-cell>
          <table:table-cell office:value-type="date" office:date-value="2022-02-26T00:00:00" table:style-name="ce16">
            <text:p>26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444" table:style-name="ce14">
            <text:p>136.444</text:p>
          </table:table-cell>
          <table:table-cell office:value-type="percentage" office:value="0.86477373558118897" table:style-name="ce15">
            <text:p>86,48%</text:p>
          </table:table-cell>
          <table:table-cell office:value-type="float" office:value="65154" table:style-name="ce13">
            <text:p>65.154</text:p>
          </table:table-cell>
          <table:table-cell office:value-type="float" office:value="60553" table:style-name="ce13">
            <text:p>60.553</text:p>
          </table:table-cell>
          <table:table-cell office:value-type="float" office:value="26166" table:style-name="ce13">
            <text:p>26.166</text:p>
          </table:table-cell>
          <table:table-cell office:value-type="date" office:date-value="2022-02-25T00:00:00" table:style-name="ce17">
            <text:p>2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1918" table:style-name="ce14">
            <text:p>201.918</text:p>
          </table:table-cell>
          <table:table-cell office:value-type="percentage" office:value="0.95008610711160046" table:style-name="ce15">
            <text:p>95,01%</text:p>
          </table:table-cell>
          <table:table-cell office:value-type="float" office:value="95085" table:style-name="ce13">
            <text:p>95.085</text:p>
          </table:table-cell>
          <table:table-cell office:value-type="float" office:value="91056" table:style-name="ce13">
            <text:p>91.056</text:p>
          </table:table-cell>
          <table:table-cell office:value-type="float" office:value="43257" table:style-name="ce13">
            <text:p>43.257</text:p>
          </table:table-cell>
          <table:table-cell office:value-type="date" office:date-value="2022-02-25T00:00:00" table:style-name="ce17">
            <text:p>2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80" table:style-name="ce7">
            <text:p>7.58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85" table:style-name="ce14">
            <text:p>12.285</text:p>
          </table:table-cell>
          <table:table-cell office:value-type="float" office:value="12340.5" table:style-name="ce14">
            <text:p>12.341</text:p>
          </table:table-cell>
          <table:table-cell office:value-type="percentage" office:value="1" table:style-name="ce15">
            <text:p>100,00%</text:p>
          </table:table-cell>
          <table:table-cell office:value-type="float" office:value="8063" table:style-name="ce13">
            <text:p>8.063</text:p>
          </table:table-cell>
          <table:table-cell office:value-type="float" office:value="7554" table:style-name="ce13">
            <text:p>7.554</text:p>
          </table:table-cell>
          <table:table-cell office:value-type="float" office:value="3045" table:style-name="ce13">
            <text:p>3.045</text:p>
          </table:table-cell>
          <table:table-cell office:value-type="date" office:date-value="2022-02-25T00:00:00" table:style-name="ce17">
            <text:p>25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42507" table:style-name="ce19">
            <text:p>63.342.507</text:p>
          </table:table-cell>
          <table:table-cell office:value-type="float" office:value="5304000" table:style-name="ce19">
            <text:p>5.304.000</text:p>
          </table:table-cell>
          <table:table-cell office:value-type="float" office:value="18227140" table:style-name="ce20">
            <text:p>18.227.1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7997077" table:style-name="ce23">
            <text:p>97.997.077</text:p>
          </table:table-cell>
          <table:table-cell office:value-type="float" office:value="92591078" table:style-name="ce23">
            <text:p>92.591.078</text:p>
          </table:table-cell>
          <table:table-cell office:value-type="percentage" office:value="0.94483509952036626" table:style-name="ce24">
            <text:p>94,48%</text:p>
          </table:table-cell>
          <table:table-cell office:value-type="float" office:value="41069645" table:style-name="ce23">
            <text:p>41.069.645</text:p>
          </table:table-cell>
          <table:table-cell office:value-type="float" office:value="39022500" table:style-name="ce23">
            <text:p>39.022.500</text:p>
          </table:table-cell>
          <table:table-cell office:value-type="float" office:value="24091562" table:style-name="ce23">
            <text:p>24.091.562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5502" table:style-name="ce32">
            <text:p>7.035.502</text:p>
          </table:table-cell>
          <table:table-cell office:value-type="percentage" office:value="0.93706677073337064" table:style-name="ce33">
            <text:p>93,7%</text:p>
          </table:table-cell>
          <table:table-cell office:value-type="float" office:value="6920606" table:style-name="ce32">
            <text:p>6.920.606</text:p>
          </table:table-cell>
          <table:table-cell office:value-type="percentage" office:value="0.92176363761079005" table:style-name="ce33">
            <text:p>92,2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470" table:style-name="ce32">
            <text:p>1.095.470</text:p>
          </table:table-cell>
          <table:table-cell office:value-type="percentage" office:value="0.9210212139148215" table:style-name="ce33">
            <text:p>92,1%</text:p>
          </table:table-cell>
          <table:table-cell office:value-type="float" office:value="1076750" table:style-name="ce32">
            <text:p>1.076.750</text:p>
          </table:table-cell>
          <table:table-cell office:value-type="percentage" office:value="0.90528229169469177" table:style-name="ce33">
            <text:p>90,5%</text:p>
          </table:table-cell>
          <table:table-cell office:value-type="date" office:date-value="2022-02-26T00:00:00" table:style-name="ce34">
            <text:p>2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759" table:style-name="ce32">
            <text:p>884.759</text:p>
          </table:table-cell>
          <table:table-cell office:value-type="percentage" office:value="0.95089671953372945" table:style-name="ce33">
            <text:p>95,1%</text:p>
          </table:table-cell>
          <table:table-cell office:value-type="float" office:value="874348" table:style-name="ce32">
            <text:p>874.348</text:p>
          </table:table-cell>
          <table:table-cell office:value-type="percentage" office:value="0.93970747393457121" table:style-name="ce33">
            <text:p>94,0%</text:p>
          </table:table-cell>
          <table:table-cell office:value-type="date" office:date-value="2022-02-25T00:00:00" table:style-name="ce34">
            <text:p>2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264" table:style-name="ce32">
            <text:p>896.264</text:p>
          </table:table-cell>
          <table:table-cell office:value-type="percentage" office:value="0.82743238240488481" table:style-name="ce33">
            <text:p>82,7%</text:p>
          </table:table-cell>
          <table:table-cell office:value-type="float" office:value="882145" table:style-name="ce32">
            <text:p>882.145</text:p>
          </table:table-cell>
          <table:table-cell office:value-type="percentage" office:value="0.81439769864298595" table:style-name="ce33">
            <text:p>81,4%</text:p>
          </table:table-cell>
          <table:table-cell office:value-type="date" office:date-value="2022-02-26T00:00:00" table:style-name="ce34">
            <text:p>2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0510" table:style-name="ce32">
            <text:p>1.740.510</text:p>
          </table:table-cell>
          <table:table-cell office:value-type="percentage" office:value="0.85591289556545747" table:style-name="ce33">
            <text:p>85,6%</text:p>
          </table:table-cell>
          <table:table-cell office:value-type="float" office:value="1685973" table:style-name="ce32">
            <text:p>1.685.973</text:p>
          </table:table-cell>
          <table:table-cell office:value-type="percentage" office:value="0.82909378990938343" table:style-name="ce33">
            <text:p>82,9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983" table:style-name="ce32">
            <text:p>493.983</text:p>
          </table:table-cell>
          <table:table-cell office:value-type="percentage" office:value="0.93723888271209077" table:style-name="ce33">
            <text:p>93,7%</text:p>
          </table:table-cell>
          <table:table-cell office:value-type="float" office:value="489650" table:style-name="ce32">
            <text:p>489.650</text:p>
          </table:table-cell>
          <table:table-cell office:value-type="percentage" office:value="0.92901783850856257" table:style-name="ce33">
            <text:p>92,9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5948" table:style-name="ce32">
            <text:p>2.045.948</text:p>
          </table:table-cell>
          <table:table-cell office:value-type="percentage" office:value="0.94190039449411622" table:style-name="ce33">
            <text:p>94,2%</text:p>
          </table:table-cell>
          <table:table-cell office:value-type="float" office:value="2011946" table:style-name="ce32">
            <text:p>2.011.946</text:p>
          </table:table-cell>
          <table:table-cell office:value-type="percentage" office:value="0.92624677220577412" table:style-name="ce33">
            <text:p>92,6%</text:p>
          </table:table-cell>
          <table:table-cell office:value-type="date" office:date-value="2022-02-26T00:00:00" table:style-name="ce34">
            <text:p>2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6799" table:style-name="ce32">
            <text:p>1.656.799</text:p>
          </table:table-cell>
          <table:table-cell office:value-type="percentage" office:value="0.91229305725182008" table:style-name="ce33">
            <text:p>91,2%</text:p>
          </table:table-cell>
          <table:table-cell office:value-type="float" office:value="1608481" table:style-name="ce32">
            <text:p>1.608.481</text:p>
          </table:table-cell>
          <table:table-cell office:value-type="percentage" office:value="0.88568743041338438" table:style-name="ce33">
            <text:p>88,6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1804" table:style-name="ce32">
            <text:p>6.241.804</text:p>
          </table:table-cell>
          <table:table-cell office:value-type="percentage" office:value="0.9202923914700577" table:style-name="ce33">
            <text:p>92,0%</text:p>
          </table:table-cell>
          <table:table-cell office:value-type="float" office:value="6110198" table:style-name="ce32">
            <text:p>6.110.198</text:p>
          </table:table-cell>
          <table:table-cell office:value-type="percentage" office:value="0.9008883857576373" table:style-name="ce33">
            <text:p>90,1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1320" table:style-name="ce32">
            <text:p>4.191.320</text:p>
          </table:table-cell>
          <table:table-cell office:value-type="percentage" office:value="0.93305782290663497" table:style-name="ce33">
            <text:p>93,3%</text:p>
          </table:table-cell>
          <table:table-cell office:value-type="float" office:value="4123431" table:style-name="ce32">
            <text:p>4.123.431</text:p>
          </table:table-cell>
          <table:table-cell office:value-type="percentage" office:value="0.91794459782735005" table:style-name="ce33">
            <text:p>91,8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355" table:style-name="ce32">
            <text:p>909.355</text:p>
          </table:table-cell>
          <table:table-cell office:value-type="percentage" office:value="0.9573266378212214" table:style-name="ce33">
            <text:p>95,7%</text:p>
          </table:table-cell>
          <table:table-cell office:value-type="float" office:value="897236" table:style-name="ce32">
            <text:p>897.236</text:p>
          </table:table-cell>
          <table:table-cell office:value-type="percentage" office:value="0.94456831843687161" table:style-name="ce33">
            <text:p>94,5%</text:p>
          </table:table-cell>
          <table:table-cell office:value-type="date" office:date-value="2022-02-26T00:00:00" table:style-name="ce34">
            <text:p>2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242" table:style-name="ce32">
            <text:p>2.340.242</text:p>
          </table:table-cell>
          <table:table-cell office:value-type="percentage" office:value="0.9528179935320934" table:style-name="ce33">
            <text:p>95,3%</text:p>
          </table:table-cell>
          <table:table-cell office:value-type="float" office:value="2323584" table:style-name="ce32">
            <text:p>2.323.584</text:p>
          </table:table-cell>
          <table:table-cell office:value-type="percentage" office:value="0.94603577095158353" table:style-name="ce33">
            <text:p>94,6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773" table:style-name="ce32">
            <text:p>268.773</text:p>
          </table:table-cell>
          <table:table-cell office:value-type="percentage" office:value="0.95485986521196964" table:style-name="ce33">
            <text:p>95,5%</text:p>
          </table:table-cell>
          <table:table-cell office:value-type="float" office:value="262221" table:style-name="ce32">
            <text:p>262.221</text:p>
          </table:table-cell>
          <table:table-cell office:value-type="percentage" office:value="0.93158281790115782" table:style-name="ce33">
            <text:p>93,2%</text:p>
          </table:table-cell>
          <table:table-cell office:value-type="date" office:date-value="2022-02-26T00:00:00" table:style-name="ce34">
            <text:p>26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8603" table:style-name="ce32">
            <text:p>1.228.603</text:p>
          </table:table-cell>
          <table:table-cell office:value-type="percentage" office:value="0.93244531402975384" table:style-name="ce33">
            <text:p>93,2%</text:p>
          </table:table-cell>
          <table:table-cell office:value-type="float" office:value="1195308" table:style-name="ce32">
            <text:p>1.195.308</text:p>
          </table:table-cell>
          <table:table-cell office:value-type="percentage" office:value="0.90717615325884515" table:style-name="ce33">
            <text:p>90,7%</text:p>
          </table:table-cell>
          <table:table-cell office:value-type="date" office:date-value="2022-02-25T00:00:00" table:style-name="ce34">
            <text:p>25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365" table:style-name="ce32">
            <text:p>539.365</text:p>
          </table:table-cell>
          <table:table-cell office:value-type="percentage" office:value="0.92966075694533024" table:style-name="ce33">
            <text:p>93,0%</text:p>
          </table:table-cell>
          <table:table-cell office:value-type="float" office:value="534313" table:style-name="ce32">
            <text:p>534.313</text:p>
          </table:table-cell>
          <table:table-cell office:value-type="percentage" office:value="0.92095302443749638" table:style-name="ce33">
            <text:p>92,1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1485" table:style-name="ce32">
            <text:p>1.861.485</text:p>
          </table:table-cell>
          <table:table-cell office:value-type="percentage" office:value="0.95204303483999253" table:style-name="ce33">
            <text:p>95,2%</text:p>
          </table:table-cell>
          <table:table-cell office:value-type="float" office:value="1832879" table:style-name="ce32">
            <text:p>1.832.879</text:p>
          </table:table-cell>
          <table:table-cell office:value-type="percentage" office:value="0.93741270311310099" table:style-name="ce33">
            <text:p>93,7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093" table:style-name="ce32">
            <text:p>64.093</text:p>
          </table:table-cell>
          <table:table-cell office:value-type="percentage" office:value="0.90234974447056837" table:style-name="ce33">
            <text:p>90,2%</text:p>
          </table:table-cell>
          <table:table-cell office:value-type="float" office:value="61656" table:style-name="ce32">
            <text:p>61.656</text:p>
          </table:table-cell>
          <table:table-cell office:value-type="percentage" office:value="0.86803981472356362" table:style-name="ce33">
            <text:p>86,8%</text:p>
          </table:table-cell>
          <table:table-cell office:value-type="date" office:date-value="2022-02-26T00:00:00" table:style-name="ce34">
            <text:p>26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90" table:style-name="ce32">
            <text:p>61.790</text:p>
          </table:table-cell>
          <table:table-cell office:value-type="percentage" office:value="0.90513579234172203" table:style-name="ce33">
            <text:p>90,5%</text:p>
          </table:table-cell>
          <table:table-cell office:value-type="float" office:value="59446" table:style-name="ce32">
            <text:p>59.446</text:p>
          </table:table-cell>
          <table:table-cell office:value-type="percentage" office:value="0.87079951952655787" table:style-name="ce33">
            <text:p>87,1%</text:p>
          </table:table-cell>
          <table:table-cell office:value-type="date" office:date-value="2022-02-25T00:00:00" table:style-name="ce34">
            <text:p>25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85" table:style-name="ce32">
            <text:p>95.085</text:p>
          </table:table-cell>
          <table:table-cell office:value-type="string" table:style-name="ce33">
            <text:p>-</text:p>
          </table:table-cell>
          <table:table-cell office:value-type="float" office:value="91056" table:style-name="ce32">
            <text:p>91.056</text:p>
          </table:table-cell>
          <table:table-cell office:value-type="string" table:style-name="ce33">
            <text:p>-</text:p>
          </table:table-cell>
          <table:table-cell office:value-type="date" office:date-value="2022-02-25T00:00:00" table:style-name="ce34">
            <text:p>25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63" table:style-name="ce32">
            <text:p>8.063</text:p>
          </table:table-cell>
          <table:table-cell office:value-type="string" table:style-name="ce33">
            <text:p>-</text:p>
          </table:table-cell>
          <table:table-cell office:value-type="float" office:value="7554" table:style-name="ce32">
            <text:p>7.554</text:p>
          </table:table-cell>
          <table:table-cell office:value-type="string" table:style-name="ce33">
            <text:p>-</text:p>
          </table:table-cell>
          <table:table-cell office:value-type="date" office:date-value="2022-02-25T00:00:00" table:style-name="ce34">
            <text:p>25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83634" table:style-name="ce35">
            <text:p>39.183.634</text:p>
          </table:table-cell>
          <table:table-cell office:value-type="percentage" office:value="0.92885156685784742" table:style-name="ce36">
            <text:p>92,9%</text:p>
          </table:table-cell>
          <table:table-cell office:value-type="float" office:value="38430626" table:style-name="ce35">
            <text:p>38.430.626</text:p>
          </table:table-cell>
          <table:table-cell office:value-type="percentage" office:value="0.91100144451706366" table:style-name="ce36">
            <text:p>91,1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77" table:style-name="ce45">
            <text:p>435.477</text:p>
          </table:table-cell>
          <table:table-cell office:value-type="percentage" office:value="1" table:style-name="ce46">
            <text:p>100,0%</text:p>
          </table:table-cell>
          <table:table-cell office:value-type="float" office:value="656507" table:style-name="ce45">
            <text:p>656.507</text:p>
          </table:table-cell>
          <table:table-cell office:value-type="percentage" office:value="1" table:style-name="ce46">
            <text:p>100,0%</text:p>
          </table:table-cell>
          <table:table-cell office:value-type="float" office:value="937438" table:style-name="ce45">
            <text:p>937.438</text:p>
          </table:table-cell>
          <table:table-cell office:value-type="percentage" office:value="0.97830268130060771" table:style-name="ce46">
            <text:p>97,8%</text:p>
          </table:table-cell>
          <table:table-cell office:value-type="float" office:value="1229423" table:style-name="ce45">
            <text:p>1.229.423</text:p>
          </table:table-cell>
          <table:table-cell office:value-type="percentage" office:value="0.95482416388433899" table:style-name="ce46">
            <text:p>95,5%</text:p>
          </table:table-cell>
          <table:table-cell office:value-type="float" office:value="1276818" table:style-name="ce45">
            <text:p>1.276.818</text:p>
          </table:table-cell>
          <table:table-cell office:value-type="percentage" office:value="0.92233243952335275" table:style-name="ce46">
            <text:p>92,2%</text:p>
          </table:table-cell>
          <table:table-cell office:value-type="float" office:value="967695" table:style-name="ce45">
            <text:p>967.695</text:p>
          </table:table-cell>
          <table:table-cell office:value-type="percentage" office:value="0.87830705599066228" table:style-name="ce46">
            <text:p>87,8%</text:p>
          </table:table-cell>
          <table:table-cell office:value-type="float" office:value="811623" table:style-name="ce45">
            <text:p>811.623</text:p>
          </table:table-cell>
          <table:table-cell office:value-type="percentage" office:value="0.87637672333367889" table:style-name="ce46">
            <text:p>87,6%</text:p>
          </table:table-cell>
          <table:table-cell office:value-type="float" office:value="720521" table:style-name="ce45">
            <text:p>720.521</text:p>
          </table:table-cell>
          <table:table-cell office:value-type="percentage" office:value="0.93229569668472112" table:style-name="ce46">
            <text:p>93,2%</text:p>
          </table:table-cell>
          <table:table-cell office:value-type="float" office:value="7035502" table:style-name="ce45">
            <text:p>7.035.502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06677073337064" table:style-name="ce46">
            <text:p>93,7%</text:p>
          </table:table-cell>
          <table:table-cell office:value-type="percentage" office:value="0.82749028870940367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81" table:style-name="ce48">
            <text:p>101.681</text:p>
          </table:table-cell>
          <table:table-cell office:value-type="percentage" office:value="1" table:style-name="ce49">
            <text:p>100,0%</text:p>
          </table:table-cell>
          <table:table-cell office:value-type="float" office:value="119853" table:style-name="ce48">
            <text:p>119.853</text:p>
          </table:table-cell>
          <table:table-cell office:value-type="percentage" office:value="1" table:style-name="ce49">
            <text:p>100,0%</text:p>
          </table:table-cell>
          <table:table-cell office:value-type="float" office:value="156015" table:style-name="ce48">
            <text:p>156.015</text:p>
          </table:table-cell>
          <table:table-cell office:value-type="percentage" office:value="0.96717500464943273" table:style-name="ce49">
            <text:p>96,7%</text:p>
          </table:table-cell>
          <table:table-cell office:value-type="float" office:value="188487" table:style-name="ce48">
            <text:p>188.487</text:p>
          </table:table-cell>
          <table:table-cell office:value-type="percentage" office:value="0.93788625167935513" table:style-name="ce49">
            <text:p>93,8%</text:p>
          </table:table-cell>
          <table:table-cell office:value-type="float" office:value="192259" table:style-name="ce48">
            <text:p>192.259</text:p>
          </table:table-cell>
          <table:table-cell office:value-type="percentage" office:value="0.89993306402917095" table:style-name="ce49">
            <text:p>90,0%</text:p>
          </table:table-cell>
          <table:table-cell office:value-type="float" office:value="131796" table:style-name="ce48">
            <text:p>131.796</text:p>
          </table:table-cell>
          <table:table-cell office:value-type="percentage" office:value="0.83268679159453618" table:style-name="ce49">
            <text:p>83,3%</text:p>
          </table:table-cell>
          <table:table-cell office:value-type="float" office:value="110573" table:style-name="ce48">
            <text:p>110.573</text:p>
          </table:table-cell>
          <table:table-cell office:value-type="percentage" office:value="0.84537225339836997" table:style-name="ce49">
            <text:p>84,5%</text:p>
          </table:table-cell>
          <table:table-cell office:value-type="float" office:value="94806" table:style-name="ce48">
            <text:p>94.806</text:p>
          </table:table-cell>
          <table:table-cell office:value-type="percentage" office:value="0.88573110232910113" table:style-name="ce49">
            <text:p>88,6%</text:p>
          </table:table-cell>
          <table:table-cell office:value-type="float" office:value="1095470" table:style-name="ce48">
            <text:p>1.095.47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10212139148215" table:style-name="ce49">
            <text:p>92,1%</text:p>
          </table:table-cell>
          <table:table-cell office:value-type="percentage" office:value="0.82296059071482719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6" table:style-name="ce48">
            <text:p>89.266</text:p>
          </table:table-cell>
          <table:table-cell office:value-type="percentage" office:value="1" table:style-name="ce49">
            <text:p>100,0%</text:p>
          </table:table-cell>
          <table:table-cell office:value-type="float" office:value="114792" table:style-name="ce48">
            <text:p>114.792</text:p>
          </table:table-cell>
          <table:table-cell office:value-type="percentage" office:value="1" table:style-name="ce49">
            <text:p>100,0%</text:p>
          </table:table-cell>
          <table:table-cell office:value-type="float" office:value="149143" table:style-name="ce48">
            <text:p>149.143</text:p>
          </table:table-cell>
          <table:table-cell office:value-type="percentage" office:value="0.98126850450687542" table:style-name="ce49">
            <text:p>98,1%</text:p>
          </table:table-cell>
          <table:table-cell office:value-type="float" office:value="154368" table:style-name="ce48">
            <text:p>154.368</text:p>
          </table:table-cell>
          <table:table-cell office:value-type="percentage" office:value="0.9524009303875175" table:style-name="ce49">
            <text:p>95,2%</text:p>
          </table:table-cell>
          <table:table-cell office:value-type="float" office:value="152458" table:style-name="ce48">
            <text:p>152.458</text:p>
          </table:table-cell>
          <table:table-cell office:value-type="percentage" office:value="0.91886451301832206" table:style-name="ce49">
            <text:p>91,9%</text:p>
          </table:table-cell>
          <table:table-cell office:value-type="float" office:value="93066" table:style-name="ce48">
            <text:p>93.066</text:p>
          </table:table-cell>
          <table:table-cell office:value-type="percentage" office:value="0.85703235074729955" table:style-name="ce49">
            <text:p>85,7%</text:p>
          </table:table-cell>
          <table:table-cell office:value-type="float" office:value="68816" table:style-name="ce48">
            <text:p>68.816</text:p>
          </table:table-cell>
          <table:table-cell office:value-type="percentage" office:value="0.86842835869866986" table:style-name="ce49">
            <text:p>86,8%</text:p>
          </table:table-cell>
          <table:table-cell office:value-type="float" office:value="62850" table:style-name="ce48">
            <text:p>62.850</text:p>
          </table:table-cell>
          <table:table-cell office:value-type="percentage" office:value="0.96312982714233175" table:style-name="ce49">
            <text:p>96,3%</text:p>
          </table:table-cell>
          <table:table-cell office:value-type="float" office:value="884759" table:style-name="ce48">
            <text:p>884.759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89671953372945" table:style-name="ce49">
            <text:p>95,1%</text:p>
          </table:table-cell>
          <table:table-cell office:value-type="percentage" office:value="0.87350045266559317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6" table:style-name="ce48">
            <text:p>51.856</text:p>
          </table:table-cell>
          <table:table-cell office:value-type="percentage" office:value="0.9668674137191654" table:style-name="ce49">
            <text:p>96,7%</text:p>
          </table:table-cell>
          <table:table-cell office:value-type="float" office:value="79935" table:style-name="ce48">
            <text:p>79.935</text:p>
          </table:table-cell>
          <table:table-cell office:value-type="percentage" office:value="0.91632849576999797" table:style-name="ce49">
            <text:p>91,6%</text:p>
          </table:table-cell>
          <table:table-cell office:value-type="float" office:value="112184" table:style-name="ce48">
            <text:p>112.184</text:p>
          </table:table-cell>
          <table:table-cell office:value-type="percentage" office:value="0.88061353449561597" table:style-name="ce49">
            <text:p>88,1%</text:p>
          </table:table-cell>
          <table:table-cell office:value-type="float" office:value="153684" table:style-name="ce48">
            <text:p>153.684</text:p>
          </table:table-cell>
          <table:table-cell office:value-type="percentage" office:value="0.86578633075692368" table:style-name="ce49">
            <text:p>86,6%</text:p>
          </table:table-cell>
          <table:table-cell office:value-type="float" office:value="173885" table:style-name="ce48">
            <text:p>173.885</text:p>
          </table:table-cell>
          <table:table-cell office:value-type="percentage" office:value="0.80270793036750487" table:style-name="ce49">
            <text:p>80,3%</text:p>
          </table:table-cell>
          <table:table-cell office:value-type="float" office:value="135485" table:style-name="ce48">
            <text:p>135.485</text:p>
          </table:table-cell>
          <table:table-cell office:value-type="percentage" office:value="0.73614348508804817" table:style-name="ce49">
            <text:p>73,6%</text:p>
          </table:table-cell>
          <table:table-cell office:value-type="float" office:value="104928" table:style-name="ce48">
            <text:p>104.928</text:p>
          </table:table-cell>
          <table:table-cell office:value-type="percentage" office:value="0.76470888326907804" table:style-name="ce49">
            <text:p>76,5%</text:p>
          </table:table-cell>
          <table:table-cell office:value-type="float" office:value="84307" table:style-name="ce48">
            <text:p>84.307</text:p>
          </table:table-cell>
          <table:table-cell office:value-type="percentage" office:value="0.8470000803729304" table:style-name="ce49">
            <text:p>84,7%</text:p>
          </table:table-cell>
          <table:table-cell office:value-type="float" office:value="896264" table:style-name="ce48">
            <text:p>896.264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43238240488481" table:style-name="ce49">
            <text:p>82,7%</text:p>
          </table:table-cell>
          <table:table-cell office:value-type="percentage" office:value="0.73477813531184033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93" table:style-name="ce48">
            <text:p>94.793</text:p>
          </table:table-cell>
          <table:table-cell office:value-type="percentage" office:value="0.94451087064825334" table:style-name="ce49">
            <text:p>94,5%</text:p>
          </table:table-cell>
          <table:table-cell office:value-type="float" office:value="156082" table:style-name="ce48">
            <text:p>156.082</text:p>
          </table:table-cell>
          <table:table-cell office:value-type="percentage" office:value="0.93213334448120588" table:style-name="ce49">
            <text:p>93,2%</text:p>
          </table:table-cell>
          <table:table-cell office:value-type="float" office:value="229250" table:style-name="ce48">
            <text:p>229.250</text:p>
          </table:table-cell>
          <table:table-cell office:value-type="percentage" office:value="0.91133151795829936" table:style-name="ce49">
            <text:p>91,1%</text:p>
          </table:table-cell>
          <table:table-cell office:value-type="float" office:value="325576" table:style-name="ce48">
            <text:p>325.576</text:p>
          </table:table-cell>
          <table:table-cell office:value-type="percentage" office:value="0.88412397113893659" table:style-name="ce49">
            <text:p>88,4%</text:p>
          </table:table-cell>
          <table:table-cell office:value-type="float" office:value="324727" table:style-name="ce48">
            <text:p>324.727</text:p>
          </table:table-cell>
          <table:table-cell office:value-type="percentage" office:value="0.82396061963182399" table:style-name="ce49">
            <text:p>82,4%</text:p>
          </table:table-cell>
          <table:table-cell office:value-type="float" office:value="239064" table:style-name="ce48">
            <text:p>239.064</text:p>
          </table:table-cell>
          <table:table-cell office:value-type="percentage" office:value="0.76411964380461672" table:style-name="ce49">
            <text:p>76,4%</text:p>
          </table:table-cell>
          <table:table-cell office:value-type="float" office:value="199899" table:style-name="ce48">
            <text:p>199.899</text:p>
          </table:table-cell>
          <table:table-cell office:value-type="percentage" office:value="0.78493036113259851" table:style-name="ce49">
            <text:p>78,5%</text:p>
          </table:table-cell>
          <table:table-cell office:value-type="float" office:value="171119" table:style-name="ce48">
            <text:p>171.119</text:p>
          </table:table-cell>
          <table:table-cell office:value-type="percentage" office:value="0.92865709711556721" table:style-name="ce49">
            <text:p>92,9%</text:p>
          </table:table-cell>
          <table:table-cell office:value-type="float" office:value="1740510" table:style-name="ce48">
            <text:p>1.740.510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91289556545747" table:style-name="ce49">
            <text:p>85,6%</text:p>
          </table:table-cell>
          <table:table-cell office:value-type="percentage" office:value="0.77550082005231757" table:style-name="ce49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77" table:style-name="ce48">
            <text:p>42.577</text:p>
          </table:table-cell>
          <table:table-cell office:value-type="percentage" office:value="1" table:style-name="ce49">
            <text:p>100,0%</text:p>
          </table:table-cell>
          <table:table-cell office:value-type="float" office:value="56208" table:style-name="ce48">
            <text:p>56.208</text:p>
          </table:table-cell>
          <table:table-cell office:value-type="percentage" office:value="1" table:style-name="ce49">
            <text:p>100,0%</text:p>
          </table:table-cell>
          <table:table-cell office:value-type="float" office:value="77280" table:style-name="ce48">
            <text:p>77.280</text:p>
          </table:table-cell>
          <table:table-cell office:value-type="percentage" office:value="0.9750558310306976" table:style-name="ce49">
            <text:p>97,5%</text:p>
          </table:table-cell>
          <table:table-cell office:value-type="float" office:value="85166" table:style-name="ce48">
            <text:p>85.166</text:p>
          </table:table-cell>
          <table:table-cell office:value-type="percentage" office:value="0.93619874683961746" table:style-name="ce49">
            <text:p>93,6%</text:p>
          </table:table-cell>
          <table:table-cell office:value-type="float" office:value="89472" table:style-name="ce48">
            <text:p>89.472</text:p>
          </table:table-cell>
          <table:table-cell office:value-type="percentage" office:value="0.91873575257223827" table:style-name="ce49">
            <text:p>91,9%</text:p>
          </table:table-cell>
          <table:table-cell office:value-type="float" office:value="56830" table:style-name="ce48">
            <text:p>56.830</text:p>
          </table:table-cell>
          <table:table-cell office:value-type="percentage" office:value="0.84621340718901694" table:style-name="ce49">
            <text:p>84,6%</text:p>
          </table:table-cell>
          <table:table-cell office:value-type="float" office:value="43407" table:style-name="ce48">
            <text:p>43.407</text:p>
          </table:table-cell>
          <table:table-cell office:value-type="percentage" office:value="0.85324238790714135" table:style-name="ce49">
            <text:p>85,3%</text:p>
          </table:table-cell>
          <table:table-cell office:value-type="float" office:value="43043" table:style-name="ce48">
            <text:p>43.043</text:p>
          </table:table-cell>
          <table:table-cell office:value-type="percentage" office:value="0.95053331272221364" table:style-name="ce49">
            <text:p>95,1%</text:p>
          </table:table-cell>
          <table:table-cell office:value-type="float" office:value="493983" table:style-name="ce48">
            <text:p>493.983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723888271209077" table:style-name="ce49">
            <text:p>93,7%</text:p>
          </table:table-cell>
          <table:table-cell office:value-type="percentage" office:value="0.84636129220172873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99" table:style-name="ce48">
            <text:p>229.999</text:p>
          </table:table-cell>
          <table:table-cell office:value-type="percentage" office:value="1" table:style-name="ce49">
            <text:p>100,0%</text:p>
          </table:table-cell>
          <table:table-cell office:value-type="float" office:value="252327" table:style-name="ce48">
            <text:p>252.327</text:p>
          </table:table-cell>
          <table:table-cell office:value-type="percentage" office:value="1" table:style-name="ce49">
            <text:p>100,0%</text:p>
          </table:table-cell>
          <table:table-cell office:value-type="float" office:value="324587" table:style-name="ce48">
            <text:p>324.587</text:p>
          </table:table-cell>
          <table:table-cell office:value-type="percentage" office:value="0.99188370721451646" table:style-name="ce49">
            <text:p>99,2%</text:p>
          </table:table-cell>
          <table:table-cell office:value-type="float" office:value="357808" table:style-name="ce48">
            <text:p>357.808</text:p>
          </table:table-cell>
          <table:table-cell office:value-type="percentage" office:value="0.93862849977571006" table:style-name="ce49">
            <text:p>93,9%</text:p>
          </table:table-cell>
          <table:table-cell office:value-type="float" office:value="326106" table:style-name="ce48">
            <text:p>326.106</text:p>
          </table:table-cell>
          <table:table-cell office:value-type="percentage" office:value="0.90534200254301755" table:style-name="ce49">
            <text:p>90,5%</text:p>
          </table:table-cell>
          <table:table-cell office:value-type="float" office:value="218866" table:style-name="ce48">
            <text:p>218.866</text:p>
          </table:table-cell>
          <table:table-cell office:value-type="percentage" office:value="0.84536233787301762" table:style-name="ce49">
            <text:p>84,5%</text:p>
          </table:table-cell>
          <table:table-cell office:value-type="float" office:value="180888" table:style-name="ce48">
            <text:p>180.888</text:p>
          </table:table-cell>
          <table:table-cell office:value-type="percentage" office:value="0.854135679174989" table:style-name="ce49">
            <text:p>85,4%</text:p>
          </table:table-cell>
          <table:table-cell office:value-type="float" office:value="155367" table:style-name="ce48">
            <text:p>155.367</text:p>
          </table:table-cell>
          <table:table-cell office:value-type="percentage" office:value="0.92371490743052831" table:style-name="ce49">
            <text:p>92,4%</text:p>
          </table:table-cell>
          <table:table-cell office:value-type="float" office:value="2045948" table:style-name="ce48">
            <text:p>2.045.948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90039449411622" table:style-name="ce49">
            <text:p>94,2%</text:p>
          </table:table-cell>
          <table:table-cell office:value-type="percentage" office:value="0.85724712766728584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31" table:style-name="ce48">
            <text:p>138.931</text:p>
          </table:table-cell>
          <table:table-cell office:value-type="percentage" office:value="1" table:style-name="ce49">
            <text:p>100,0%</text:p>
          </table:table-cell>
          <table:table-cell office:value-type="float" office:value="159339" table:style-name="ce48">
            <text:p>159.339</text:p>
          </table:table-cell>
          <table:table-cell office:value-type="percentage" office:value="1" table:style-name="ce49">
            <text:p>100,0%</text:p>
          </table:table-cell>
          <table:table-cell office:value-type="float" office:value="225346" table:style-name="ce48">
            <text:p>225.346</text:p>
          </table:table-cell>
          <table:table-cell office:value-type="percentage" office:value="0.98823828652621604" table:style-name="ce49">
            <text:p>98,8%</text:p>
          </table:table-cell>
          <table:table-cell office:value-type="float" office:value="289981" table:style-name="ce48">
            <text:p>289.981</text:p>
          </table:table-cell>
          <table:table-cell office:value-type="percentage" office:value="0.93119615166004621" table:style-name="ce49">
            <text:p>93,1%</text:p>
          </table:table-cell>
          <table:table-cell office:value-type="float" office:value="291872" table:style-name="ce48">
            <text:p>291.872</text:p>
          </table:table-cell>
          <table:table-cell office:value-type="percentage" office:value="0.88263915979448471" table:style-name="ce49">
            <text:p>88,3%</text:p>
          </table:table-cell>
          <table:table-cell office:value-type="float" office:value="211954" table:style-name="ce48">
            <text:p>211.954</text:p>
          </table:table-cell>
          <table:table-cell office:value-type="percentage" office:value="0.82232076694173839" table:style-name="ce49">
            <text:p>82,2%</text:p>
          </table:table-cell>
          <table:table-cell office:value-type="float" office:value="180185" table:style-name="ce48">
            <text:p>180.185</text:p>
          </table:table-cell>
          <table:table-cell office:value-type="percentage" office:value="0.82279261342880106" table:style-name="ce49">
            <text:p>82,3%</text:p>
          </table:table-cell>
          <table:table-cell office:value-type="float" office:value="159191" table:style-name="ce48">
            <text:p>159.191</text:p>
          </table:table-cell>
          <table:table-cell office:value-type="percentage" office:value="0.89525689476762493" table:style-name="ce49">
            <text:p>89,5%</text:p>
          </table:table-cell>
          <table:table-cell office:value-type="float" office:value="1656799" table:style-name="ce48">
            <text:p>1.656.799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229305725182008" table:style-name="ce49">
            <text:p>91,2%</text:p>
          </table:table-cell>
          <table:table-cell office:value-type="percentage" office:value="0.80872484204278317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94" table:style-name="ce48">
            <text:p>461.094</text:p>
          </table:table-cell>
          <table:table-cell office:value-type="percentage" office:value="1" table:style-name="ce49">
            <text:p>100,0%</text:p>
          </table:table-cell>
          <table:table-cell office:value-type="float" office:value="622070" table:style-name="ce48">
            <text:p>622.070</text:p>
          </table:table-cell>
          <table:table-cell office:value-type="percentage" office:value="0.97850365560547148" table:style-name="ce49">
            <text:p>97,9%</text:p>
          </table:table-cell>
          <table:table-cell office:value-type="float" office:value="809926" table:style-name="ce48">
            <text:p>809.926</text:p>
          </table:table-cell>
          <table:table-cell office:value-type="percentage" office:value="0.95007765541640665" table:style-name="ce49">
            <text:p>95,0%</text:p>
          </table:table-cell>
          <table:table-cell office:value-type="float" office:value="1044828" table:style-name="ce48">
            <text:p>1.044.828</text:p>
          </table:table-cell>
          <table:table-cell office:value-type="percentage" office:value="0.95209317286935224" table:style-name="ce49">
            <text:p>95,2%</text:p>
          </table:table-cell>
          <table:table-cell office:value-type="float" office:value="1166380" table:style-name="ce48">
            <text:p>1.166.380</text:p>
          </table:table-cell>
          <table:table-cell office:value-type="percentage" office:value="0.91442772808166017" table:style-name="ce49">
            <text:p>91,4%</text:p>
          </table:table-cell>
          <table:table-cell office:value-type="float" office:value="832732" table:style-name="ce48">
            <text:p>832.732</text:p>
          </table:table-cell>
          <table:table-cell office:value-type="percentage" office:value="0.86148135580595642" table:style-name="ce49">
            <text:p>86,1%</text:p>
          </table:table-cell>
          <table:table-cell office:value-type="float" office:value="699247" table:style-name="ce48">
            <text:p>699.247</text:p>
          </table:table-cell>
          <table:table-cell office:value-type="percentage" office:value="0.84343265597087747" table:style-name="ce49">
            <text:p>84,3%</text:p>
          </table:table-cell>
          <table:table-cell office:value-type="float" office:value="605527" table:style-name="ce48">
            <text:p>605.527</text:p>
          </table:table-cell>
          <table:table-cell office:value-type="percentage" office:value="0.9019368061689429" table:style-name="ce49">
            <text:p>90,2%</text:p>
          </table:table-cell>
          <table:table-cell office:value-type="float" office:value="6241804" table:style-name="ce48">
            <text:p>6.241.80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2923914700577" table:style-name="ce49">
            <text:p>92,0%</text:p>
          </table:table-cell>
          <table:table-cell office:value-type="percentage" office:value="0.81366160130554943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31" table:style-name="ce48">
            <text:p>299.031</text:p>
          </table:table-cell>
          <table:table-cell office:value-type="percentage" office:value="1" table:style-name="ce49">
            <text:p>100,0%</text:p>
          </table:table-cell>
          <table:table-cell office:value-type="float" office:value="437809" table:style-name="ce48">
            <text:p>437.809</text:p>
          </table:table-cell>
          <table:table-cell office:value-type="percentage" office:value="0.99552726842756312" table:style-name="ce49">
            <text:p>99,6%</text:p>
          </table:table-cell>
          <table:table-cell office:value-type="float" office:value="576656" table:style-name="ce48">
            <text:p>576.656</text:p>
          </table:table-cell>
          <table:table-cell office:value-type="percentage" office:value="0.96569648658606022" table:style-name="ce49">
            <text:p>96,6%</text:p>
          </table:table-cell>
          <table:table-cell office:value-type="float" office:value="723852" table:style-name="ce48">
            <text:p>723.852</text:p>
          </table:table-cell>
          <table:table-cell office:value-type="percentage" office:value="0.94956814675664047" table:style-name="ce49">
            <text:p>95,0%</text:p>
          </table:table-cell>
          <table:table-cell office:value-type="float" office:value="767879" table:style-name="ce48">
            <text:p>767.879</text:p>
          </table:table-cell>
          <table:table-cell office:value-type="percentage" office:value="0.91335552851533741" table:style-name="ce49">
            <text:p>91,3%</text:p>
          </table:table-cell>
          <table:table-cell office:value-type="float" office:value="530831" table:style-name="ce48">
            <text:p>530.831</text:p>
          </table:table-cell>
          <table:table-cell office:value-type="percentage" office:value="0.86465685324333263" table:style-name="ce49">
            <text:p>86,5%</text:p>
          </table:table-cell>
          <table:table-cell office:value-type="float" office:value="449062" table:style-name="ce48">
            <text:p>449.062</text:p>
          </table:table-cell>
          <table:table-cell office:value-type="percentage" office:value="0.87575203842636018" table:style-name="ce49">
            <text:p>87,6%</text:p>
          </table:table-cell>
          <table:table-cell office:value-type="float" office:value="406200" table:style-name="ce48">
            <text:p>406.200</text:p>
          </table:table-cell>
          <table:table-cell office:value-type="percentage" office:value="0.93860697046230201" table:style-name="ce49">
            <text:p>93,9%</text:p>
          </table:table-cell>
          <table:table-cell office:value-type="float" office:value="4191320" table:style-name="ce48">
            <text:p>4.191.320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05782290663497" table:style-name="ce49">
            <text:p>93,3%</text:p>
          </table:table-cell>
          <table:table-cell office:value-type="percentage" office:value="0.83045029319136243" table:style-name="ce4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8" table:style-name="ce48">
            <text:p>78.428</text:p>
          </table:table-cell>
          <table:table-cell office:value-type="percentage" office:value="1" table:style-name="ce49">
            <text:p>100,0%</text:p>
          </table:table-cell>
          <table:table-cell office:value-type="float" office:value="96155" table:style-name="ce48">
            <text:p>96.155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6" table:style-name="ce48">
            <text:p>133.466</text:p>
          </table:table-cell>
          <table:table-cell office:value-type="percentage" office:value="1" table:style-name="ce49">
            <text:p>100,0%</text:p>
          </table:table-cell>
          <table:table-cell office:value-type="float" office:value="162342" table:style-name="ce48">
            <text:p>162.342</text:p>
          </table:table-cell>
          <table:table-cell office:value-type="percentage" office:value="0.96659184414687438" table:style-name="ce49">
            <text:p>96,7%</text:p>
          </table:table-cell>
          <table:table-cell office:value-type="float" office:value="147355" table:style-name="ce48">
            <text:p>147.355</text:p>
          </table:table-cell>
          <table:table-cell office:value-type="percentage" office:value="0.93537350192971769" table:style-name="ce49">
            <text:p>93,5%</text:p>
          </table:table-cell>
          <table:table-cell office:value-type="float" office:value="114816" table:style-name="ce48">
            <text:p>114.816</text:p>
          </table:table-cell>
          <table:table-cell office:value-type="percentage" office:value="0.88427473390736433" table:style-name="ce49">
            <text:p>88,4%</text:p>
          </table:table-cell>
          <table:table-cell office:value-type="float" office:value="95647" table:style-name="ce48">
            <text:p>95.647</text:p>
          </table:table-cell>
          <table:table-cell office:value-type="percentage" office:value="0.85015021421079762" table:style-name="ce49">
            <text:p>85,0%</text:p>
          </table:table-cell>
          <table:table-cell office:value-type="float" office:value="81146" table:style-name="ce48">
            <text:p>81.146</text:p>
          </table:table-cell>
          <table:table-cell office:value-type="percentage" office:value="0.94676171697254663" table:style-name="ce49">
            <text:p>94,7%</text:p>
          </table:table-cell>
          <table:table-cell office:value-type="float" office:value="909355" table:style-name="ce48">
            <text:p>909.355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3266378212214" table:style-name="ce49">
            <text:p>95,7%</text:p>
          </table:table-cell>
          <table:table-cell office:value-type="percentage" office:value="0.85950459310453031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74" table:style-name="ce48">
            <text:p>243.074</text:p>
          </table:table-cell>
          <table:table-cell office:value-type="percentage" office:value="1" table:style-name="ce49">
            <text:p>100,0%</text:p>
          </table:table-cell>
          <table:table-cell office:value-type="float" office:value="292346" table:style-name="ce48">
            <text:p>292.346</text:p>
          </table:table-cell>
          <table:table-cell office:value-type="percentage" office:value="1" table:style-name="ce49">
            <text:p>100,0%</text:p>
          </table:table-cell>
          <table:table-cell office:value-type="float" office:value="348212" table:style-name="ce48">
            <text:p>348.212</text:p>
          </table:table-cell>
          <table:table-cell office:value-type="percentage" office:value="0.98485714124095647" table:style-name="ce49">
            <text:p>98,5%</text:p>
          </table:table-cell>
          <table:table-cell office:value-type="float" office:value="393790" table:style-name="ce48">
            <text:p>393.790</text:p>
          </table:table-cell>
          <table:table-cell office:value-type="percentage" office:value="0.96234115347018567" table:style-name="ce49">
            <text:p>96,2%</text:p>
          </table:table-cell>
          <table:table-cell office:value-type="float" office:value="412497" table:style-name="ce48">
            <text:p>412.497</text:p>
          </table:table-cell>
          <table:table-cell office:value-type="percentage" office:value="0.93148720635357929" table:style-name="ce49">
            <text:p>93,1%</text:p>
          </table:table-cell>
          <table:table-cell office:value-type="float" office:value="268877" table:style-name="ce48">
            <text:p>268.877</text:p>
          </table:table-cell>
          <table:table-cell office:value-type="percentage" office:value="0.87128562077524807" table:style-name="ce49">
            <text:p>87,1%</text:p>
          </table:table-cell>
          <table:table-cell office:value-type="float" office:value="204641" table:style-name="ce48">
            <text:p>204.641</text:p>
          </table:table-cell>
          <table:table-cell office:value-type="percentage" office:value="0.88834530000607737" table:style-name="ce49">
            <text:p>88,8%</text:p>
          </table:table-cell>
          <table:table-cell office:value-type="float" office:value="176805" table:style-name="ce48">
            <text:p>176.805</text:p>
          </table:table-cell>
          <table:table-cell office:value-type="percentage" office:value="0.964334802338773" table:style-name="ce49">
            <text:p>96,4%</text:p>
          </table:table-cell>
          <table:table-cell office:value-type="float" office:value="2340242" table:style-name="ce48">
            <text:p>2.340.242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8179935320934" table:style-name="ce49">
            <text:p>95,3%</text:p>
          </table:table-cell>
          <table:table-cell office:value-type="percentage" office:value="0.86776032713406182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5" table:style-name="ce48">
            <text:p>23.475</text:p>
          </table:table-cell>
          <table:table-cell office:value-type="percentage" office:value="1" table:style-name="ce49">
            <text:p>100,0%</text:p>
          </table:table-cell>
          <table:table-cell office:value-type="float" office:value="28785" table:style-name="ce48">
            <text:p>28.785</text:p>
          </table:table-cell>
          <table:table-cell office:value-type="percentage" office:value="1" table:style-name="ce49">
            <text:p>100,0%</text:p>
          </table:table-cell>
          <table:table-cell office:value-type="float" office:value="38518" table:style-name="ce48">
            <text:p>38.518</text:p>
          </table:table-cell>
          <table:table-cell office:value-type="percentage" office:value="0.9975138550784689" table:style-name="ce49">
            <text:p>99,8%</text:p>
          </table:table-cell>
          <table:table-cell office:value-type="float" office:value="45947" table:style-name="ce48">
            <text:p>45.947</text:p>
          </table:table-cell>
          <table:table-cell office:value-type="percentage" office:value="0.96730526315789478" table:style-name="ce49">
            <text:p>96,7%</text:p>
          </table:table-cell>
          <table:table-cell office:value-type="float" office:value="48507" table:style-name="ce48">
            <text:p>48.507</text:p>
          </table:table-cell>
          <table:table-cell office:value-type="percentage" office:value="0.93780450081200217" table:style-name="ce49">
            <text:p>93,8%</text:p>
          </table:table-cell>
          <table:table-cell office:value-type="float" office:value="32536" table:style-name="ce48">
            <text:p>32.536</text:p>
          </table:table-cell>
          <table:table-cell office:value-type="percentage" office:value="0.87849659790474133" table:style-name="ce49">
            <text:p>87,8%</text:p>
          </table:table-cell>
          <table:table-cell office:value-type="float" office:value="25805" table:style-name="ce48">
            <text:p>25.805</text:p>
          </table:table-cell>
          <table:table-cell office:value-type="percentage" office:value="0.85543326924351915" table:style-name="ce49">
            <text:p>85,5%</text:p>
          </table:table-cell>
          <table:table-cell office:value-type="float" office:value="25200" table:style-name="ce48">
            <text:p>25.200</text:p>
          </table:table-cell>
          <table:table-cell office:value-type="percentage" office:value="0.96979026361362319" table:style-name="ce49">
            <text:p>97,0%</text:p>
          </table:table-cell>
          <table:table-cell office:value-type="float" office:value="268773" table:style-name="ce48">
            <text:p>268.773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485986521196964" table:style-name="ce49">
            <text:p>95,5%</text:p>
          </table:table-cell>
          <table:table-cell office:value-type="percentage" office:value="0.85007400941247913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03" table:style-name="ce48">
            <text:p>72.803</text:p>
          </table:table-cell>
          <table:table-cell office:value-type="percentage" office:value="1" table:style-name="ce49">
            <text:p>100,0%</text:p>
          </table:table-cell>
          <table:table-cell office:value-type="float" office:value="103785" table:style-name="ce48">
            <text:p>103.785</text:p>
          </table:table-cell>
          <table:table-cell office:value-type="percentage" office:value="0.99868170358538133" table:style-name="ce49">
            <text:p>99,9%</text:p>
          </table:table-cell>
          <table:table-cell office:value-type="float" office:value="149736" table:style-name="ce48">
            <text:p>149.736</text:p>
          </table:table-cell>
          <table:table-cell office:value-type="percentage" office:value="0.97521834558847476" table:style-name="ce49">
            <text:p>97,5%</text:p>
          </table:table-cell>
          <table:table-cell office:value-type="float" office:value="209827" table:style-name="ce48">
            <text:p>209.827</text:p>
          </table:table-cell>
          <table:table-cell office:value-type="percentage" office:value="0.96205462556681931" table:style-name="ce49">
            <text:p>96,2%</text:p>
          </table:table-cell>
          <table:table-cell office:value-type="float" office:value="236653" table:style-name="ce48">
            <text:p>236.653</text:p>
          </table:table-cell>
          <table:table-cell office:value-type="percentage" office:value="0.93735839789597097" table:style-name="ce49">
            <text:p>93,7%</text:p>
          </table:table-cell>
          <table:table-cell office:value-type="float" office:value="174533" table:style-name="ce48">
            <text:p>174.533</text:p>
          </table:table-cell>
          <table:table-cell office:value-type="percentage" office:value="0.87672423319971471" table:style-name="ce49">
            <text:p>87,7%</text:p>
          </table:table-cell>
          <table:table-cell office:value-type="float" office:value="149827" table:style-name="ce48">
            <text:p>149.827</text:p>
          </table:table-cell>
          <table:table-cell office:value-type="percentage" office:value="0.86137668952908775" table:style-name="ce49">
            <text:p>86,1%</text:p>
          </table:table-cell>
          <table:table-cell office:value-type="float" office:value="131439" table:style-name="ce48">
            <text:p>131.439</text:p>
          </table:table-cell>
          <table:table-cell office:value-type="percentage" office:value="0.90888283454112961" table:style-name="ce49">
            <text:p>90,9%</text:p>
          </table:table-cell>
          <table:table-cell office:value-type="float" office:value="1228603" table:style-name="ce48">
            <text:p>1.228.603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244531402975384" table:style-name="ce49">
            <text:p>93,2%</text:p>
          </table:table-cell>
          <table:table-cell office:value-type="percentage" office:value="0.81199027676071789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9" table:style-name="ce48">
            <text:p>42.57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0" table:style-name="ce48">
            <text:p>56.010</text:p>
          </table:table-cell>
          <table:table-cell office:value-type="percentage" office:value="0.9888771186440678" table:style-name="ce49">
            <text:p>98,9%</text:p>
          </table:table-cell>
          <table:table-cell office:value-type="float" office:value="72637" table:style-name="ce48">
            <text:p>72.637</text:p>
          </table:table-cell>
          <table:table-cell office:value-type="percentage" office:value="0.95991806528346768" table:style-name="ce49">
            <text:p>96,0%</text:p>
          </table:table-cell>
          <table:table-cell office:value-type="float" office:value="92540" table:style-name="ce48">
            <text:p>92.540</text:p>
          </table:table-cell>
          <table:table-cell office:value-type="percentage" office:value="0.94720465106757556" table:style-name="ce49">
            <text:p>94,7%</text:p>
          </table:table-cell>
          <table:table-cell office:value-type="float" office:value="96603" table:style-name="ce48">
            <text:p>96.603</text:p>
          </table:table-cell>
          <table:table-cell office:value-type="percentage" office:value="0.91373684061178739" table:style-name="ce49">
            <text:p>91,4%</text:p>
          </table:table-cell>
          <table:table-cell office:value-type="float" office:value="66037" table:style-name="ce48">
            <text:p>66.037</text:p>
          </table:table-cell>
          <table:table-cell office:value-type="percentage" office:value="0.86065242607097703" table:style-name="ce49">
            <text:p>86,1%</text:p>
          </table:table-cell>
          <table:table-cell office:value-type="float" office:value="60007" table:style-name="ce48">
            <text:p>60.007</text:p>
          </table:table-cell>
          <table:table-cell office:value-type="percentage" office:value="0.87216941367983492" table:style-name="ce49">
            <text:p>87,2%</text:p>
          </table:table-cell>
          <table:table-cell office:value-type="float" office:value="52952" table:style-name="ce48">
            <text:p>52.952</text:p>
          </table:table-cell>
          <table:table-cell office:value-type="percentage" office:value="0.92056814033135725" table:style-name="ce49">
            <text:p>92,1%</text:p>
          </table:table-cell>
          <table:table-cell office:value-type="float" office:value="539365" table:style-name="ce48">
            <text:p>539.36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66075694533024" table:style-name="ce49">
            <text:p>93,0%</text:p>
          </table:table-cell>
          <table:table-cell office:value-type="percentage" office:value="0.82013490376398535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802" table:style-name="ce48">
            <text:p>164.802</text:p>
          </table:table-cell>
          <table:table-cell office:value-type="percentage" office:value="1" table:style-name="ce49">
            <text:p>100,0%</text:p>
          </table:table-cell>
          <table:table-cell office:value-type="float" office:value="214443" table:style-name="ce48">
            <text:p>214.443</text:p>
          </table:table-cell>
          <table:table-cell office:value-type="percentage" office:value="0.99111228196666756" table:style-name="ce49">
            <text:p>99,1%</text:p>
          </table:table-cell>
          <table:table-cell office:value-type="float" office:value="280315" table:style-name="ce48">
            <text:p>280.315</text:p>
          </table:table-cell>
          <table:table-cell office:value-type="percentage" office:value="0.98645847629705485" table:style-name="ce49">
            <text:p>98,6%</text:p>
          </table:table-cell>
          <table:table-cell office:value-type="float" office:value="327196" table:style-name="ce48">
            <text:p>327.196</text:p>
          </table:table-cell>
          <table:table-cell office:value-type="percentage" office:value="0.96956443148515259" table:style-name="ce49">
            <text:p>97,0%</text:p>
          </table:table-cell>
          <table:table-cell office:value-type="float" office:value="326634" table:style-name="ce48">
            <text:p>326.634</text:p>
          </table:table-cell>
          <table:table-cell office:value-type="percentage" office:value="0.93843086328950998" table:style-name="ce49">
            <text:p>93,8%</text:p>
          </table:table-cell>
          <table:table-cell office:value-type="float" office:value="212377" table:style-name="ce48">
            <text:p>212.377</text:p>
          </table:table-cell>
          <table:table-cell office:value-type="percentage" office:value="0.89371094325330869" table:style-name="ce49">
            <text:p>89,4%</text:p>
          </table:table-cell>
          <table:table-cell office:value-type="float" office:value="175726" table:style-name="ce48">
            <text:p>175.726</text:p>
          </table:table-cell>
          <table:table-cell office:value-type="percentage" office:value="0.8820922119318324" table:style-name="ce49">
            <text:p>88,2%</text:p>
          </table:table-cell>
          <table:table-cell office:value-type="float" office:value="159992" table:style-name="ce48">
            <text:p>159.992</text:p>
          </table:table-cell>
          <table:table-cell office:value-type="percentage" office:value="0.92578855089487722" table:style-name="ce49">
            <text:p>92,6%</text:p>
          </table:table-cell>
          <table:table-cell office:value-type="float" office:value="1861485" table:style-name="ce48">
            <text:p>1.861.48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204303483999253" table:style-name="ce49">
            <text:p>95,2%</text:p>
          </table:table-cell>
          <table:table-cell office:value-type="percentage" office:value="0.85158433017309054" table:style-name="ce49">
            <text:p>8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3" table:style-name="ce48">
            <text:p>2.403</text:p>
          </table:table-cell>
          <table:table-cell office:value-type="percentage" office:value="0.84702150158618261" table:style-name="ce49">
            <text:p>84,7%</text:p>
          </table:table-cell>
          <table:table-cell office:value-type="float" office:value="3923" table:style-name="ce48">
            <text:p>3.923</text:p>
          </table:table-cell>
          <table:table-cell office:value-type="percentage" office:value="0.89078110808356037" table:style-name="ce49">
            <text:p>89,1%</text:p>
          </table:table-cell>
          <table:table-cell office:value-type="float" office:value="7702" table:style-name="ce48">
            <text:p>7.702</text:p>
          </table:table-cell>
          <table:table-cell office:value-type="percentage" office:value="0.92472085484451916" table:style-name="ce49">
            <text:p>92,5%</text:p>
          </table:table-cell>
          <table:table-cell office:value-type="float" office:value="10659" table:style-name="ce48">
            <text:p>10.659</text:p>
          </table:table-cell>
          <table:table-cell office:value-type="percentage" office:value="0.92229817426667815" table:style-name="ce49">
            <text:p>92,2%</text:p>
          </table:table-cell>
          <table:table-cell office:value-type="float" office:value="11272" table:style-name="ce48">
            <text:p>11.272</text:p>
          </table:table-cell>
          <table:table-cell office:value-type="percentage" office:value="0.91219551671117582" table:style-name="ce49">
            <text:p>91,2%</text:p>
          </table:table-cell>
          <table:table-cell office:value-type="float" office:value="9466" table:style-name="ce48">
            <text:p>9.466</text:p>
          </table:table-cell>
          <table:table-cell office:value-type="percentage" office:value="0.83042372137906839" table:style-name="ce49">
            <text:p>83,0%</text:p>
          </table:table-cell>
          <table:table-cell office:value-type="float" office:value="9530" table:style-name="ce48">
            <text:p>9.530</text:p>
          </table:table-cell>
          <table:table-cell office:value-type="percentage" office:value="0.87712839392544872" table:style-name="ce49">
            <text:p>87,7%</text:p>
          </table:table-cell>
          <table:table-cell office:value-type="float" office:value="9138" table:style-name="ce48">
            <text:p>9.138</text:p>
          </table:table-cell>
          <table:table-cell office:value-type="percentage" office:value="0.98459217756707251" table:style-name="ce49">
            <text:p>98,5%</text:p>
          </table:table-cell>
          <table:table-cell office:value-type="float" office:value="64093" table:style-name="ce48">
            <text:p>64.093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234974447056837" table:style-name="ce49">
            <text:p>90,2%</text:p>
          </table:table-cell>
          <table:table-cell office:value-type="percentage" office:value="0.76742459618999725" table:style-name="ce49">
            <text:p>76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8" table:style-name="ce48">
            <text:p>7.528</text:p>
          </table:table-cell>
          <table:table-cell office:value-type="percentage" office:value="0.94041224234853216" table:style-name="ce49">
            <text:p>94,0%</text:p>
          </table:table-cell>
          <table:table-cell office:value-type="float" office:value="10181" table:style-name="ce48">
            <text:p>10.181</text:p>
          </table:table-cell>
          <table:table-cell office:value-type="percentage" office:value="0.94259790760114803" table:style-name="ce49">
            <text:p>94,3%</text:p>
          </table:table-cell>
          <table:table-cell office:value-type="float" office:value="10696" table:style-name="ce48">
            <text:p>10.696</text:p>
          </table:table-cell>
          <table:table-cell office:value-type="percentage" office:value="0.97921816350819368" table:style-name="ce49">
            <text:p>97,9%</text:p>
          </table:table-cell>
          <table:table-cell office:value-type="float" office:value="9312" table:style-name="ce48">
            <text:p>9.312</text:p>
          </table:table-cell>
          <table:table-cell office:value-type="percentage" office:value="0.85025566106647188" table:style-name="ce49">
            <text:p>85,0%</text:p>
          </table:table-cell>
          <table:table-cell office:value-type="float" office:value="9714" table:style-name="ce48">
            <text:p>9.714</text:p>
          </table:table-cell>
          <table:table-cell office:value-type="percentage" office:value="0.83089556068770853" table:style-name="ce49">
            <text:p>83,1%</text:p>
          </table:table-cell>
          <table:table-cell office:value-type="float" office:value="8825" table:style-name="ce48">
            <text:p>8.825</text:p>
          </table:table-cell>
          <table:table-cell office:value-type="percentage" office:value="0.92118997912317324" table:style-name="ce49">
            <text:p>92,1%</text:p>
          </table:table-cell>
          <table:table-cell office:value-type="float" office:value="61790" table:style-name="ce48">
            <text:p>61.79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513579234172203" table:style-name="ce49">
            <text:p>90,5%</text:p>
          </table:table-cell>
          <table:table-cell office:value-type="percentage" office:value="0.73540263264383132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5" table:style-name="ce48">
            <text:p>9.675</text:p>
          </table:table-cell>
          <table:table-cell office:value-type="string" table:style-name="ce49">
            <text:p>-</text:p>
          </table:table-cell>
          <table:table-cell office:value-type="float" office:value="22681" table:style-name="ce48">
            <text:p>22.681</text:p>
          </table:table-cell>
          <table:table-cell office:value-type="string" table:style-name="ce49">
            <text:p>-</text:p>
          </table:table-cell>
          <table:table-cell office:value-type="float" office:value="32668" table:style-name="ce48">
            <text:p>32.668</text:p>
          </table:table-cell>
          <table:table-cell office:value-type="string" table:style-name="ce49">
            <text:p>-</text:p>
          </table:table-cell>
          <table:table-cell office:value-type="float" office:value="25080" table:style-name="ce48">
            <text:p>25.080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85" table:style-name="ce48">
            <text:p>95.085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4" table:style-name="ce51">
            <text:p>924</text:p>
          </table:table-cell>
          <table:table-cell office:value-type="string" table:style-name="ce52">
            <text:p>-</text:p>
          </table:table-cell>
          <table:table-cell office:value-type="float" office:value="1947" table:style-name="ce51">
            <text:p>1.947</text:p>
          </table:table-cell>
          <table:table-cell office:value-type="string" table:style-name="ce52">
            <text:p>-</text:p>
          </table:table-cell>
          <table:table-cell office:value-type="float" office:value="2409" table:style-name="ce51">
            <text:p>2.409</text:p>
          </table:table-cell>
          <table:table-cell office:value-type="string" table:style-name="ce52">
            <text:p>-</text:p>
          </table:table-cell>
          <table:table-cell office:value-type="float" office:value="2109" table:style-name="ce51">
            <text:p>2.109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63" table:style-name="ce51">
            <text:p>8.063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168" table:style-name="ce55">
            <text:p>2.950.168</text:p>
          </table:table-cell>
          <table:table-cell office:value-type="percentage" office:value="1" table:style-name="ce56">
            <text:p>100,0%</text:p>
          </table:table-cell>
          <table:table-cell office:value-type="float" office:value="3967527" table:style-name="ce55">
            <text:p>3.967.527</text:p>
          </table:table-cell>
          <table:table-cell office:value-type="percentage" office:value="0.9926686881024932" table:style-name="ce56">
            <text:p>99,3%</text:p>
          </table:table-cell>
          <table:table-cell office:value-type="float" office:value="5335495" table:style-name="ce55">
            <text:p>5.335.495</text:p>
          </table:table-cell>
          <table:table-cell office:value-type="percentage" office:value="0.96874080825613784" table:style-name="ce56">
            <text:p>96,9%</text:p>
          </table:table-cell>
          <table:table-cell office:value-type="float" office:value="6769473" table:style-name="ce55">
            <text:p>6.769.473</text:p>
          </table:table-cell>
          <table:table-cell office:value-type="percentage" office:value="0.9494732888303794" table:style-name="ce56">
            <text:p>94,9%</text:p>
          </table:table-cell>
          <table:table-cell office:value-type="float" office:value="7133931" table:style-name="ce55">
            <text:p>7.133.931</text:p>
          </table:table-cell>
          <table:table-cell office:value-type="percentage" office:value="0.91263991644671327" table:style-name="ce56">
            <text:p>91,3%</text:p>
          </table:table-cell>
          <table:table-cell office:value-type="float" office:value="5127427" table:style-name="ce55">
            <text:p>5.127.427</text:p>
          </table:table-cell>
          <table:table-cell office:value-type="percentage" office:value="0.86290975122937996" table:style-name="ce56">
            <text:p>86,3%</text:p>
          </table:table-cell>
          <table:table-cell office:value-type="float" office:value="4248419" table:style-name="ce55">
            <text:p>4.248.419</text:p>
          </table:table-cell>
          <table:table-cell office:value-type="percentage" office:value="0.86269233776109966" table:style-name="ce56">
            <text:p>86,3%</text:p>
          </table:table-cell>
          <table:table-cell office:value-type="float" office:value="3651194" table:style-name="ce55">
            <text:p>3.651.194</text:p>
          </table:table-cell>
          <table:table-cell office:value-type="percentage" office:value="0.9164730988899995" table:style-name="ce56">
            <text:p>91,6%</text:p>
          </table:table-cell>
          <table:table-cell office:value-type="float" office:value="39183634" table:style-name="ce55">
            <text:p>39.183.634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85156685784742" table:style-name="ce56">
            <text:p>92,9%</text:p>
          </table:table-cell>
          <table:table-cell office:value-type="percentage" office:value="0.82668167017333827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623" table:style-name="ce45">
            <text:p>430.623</text:p>
          </table:table-cell>
          <table:table-cell office:value-type="percentage" office:value="1" table:style-name="ce46">
            <text:p>100,0%</text:p>
          </table:table-cell>
          <table:table-cell office:value-type="float" office:value="652700" table:style-name="ce45">
            <text:p>652.700</text:p>
          </table:table-cell>
          <table:table-cell office:value-type="percentage" office:value="0.9975195736662168" table:style-name="ce46">
            <text:p>99,8%</text:p>
          </table:table-cell>
          <table:table-cell office:value-type="float" office:value="930725" table:style-name="ce45">
            <text:p>930.725</text:p>
          </table:table-cell>
          <table:table-cell office:value-type="percentage" office:value="0.97129704903525149" table:style-name="ce46">
            <text:p>97,1%</text:p>
          </table:table-cell>
          <table:table-cell office:value-type="float" office:value="1219694" table:style-name="ce45">
            <text:p>1.219.694</text:p>
          </table:table-cell>
          <table:table-cell office:value-type="percentage" office:value="0.94726819308305199" table:style-name="ce46">
            <text:p>94,7%</text:p>
          </table:table-cell>
          <table:table-cell office:value-type="float" office:value="1262288" table:style-name="ce45">
            <text:p>1.262.288</text:p>
          </table:table-cell>
          <table:table-cell office:value-type="percentage" office:value="0.91183643277354631" table:style-name="ce46">
            <text:p>91,2%</text:p>
          </table:table-cell>
          <table:table-cell office:value-type="float" office:value="945326" table:style-name="ce45">
            <text:p>945.326</text:p>
          </table:table-cell>
          <table:table-cell office:value-type="percentage" office:value="0.85800432575494223" table:style-name="ce46">
            <text:p>85,8%</text:p>
          </table:table-cell>
          <table:table-cell office:value-type="float" office:value="785104" table:style-name="ce45">
            <text:p>785.104</text:p>
          </table:table-cell>
          <table:table-cell office:value-type="percentage" office:value="0.84774195777616534" table:style-name="ce46">
            <text:p>84,8%</text:p>
          </table:table-cell>
          <table:table-cell office:value-type="float" office:value="694146" table:style-name="ce45">
            <text:p>694.146</text:p>
          </table:table-cell>
          <table:table-cell office:value-type="percentage" office:value="0.89816858727353188" table:style-name="ce46">
            <text:p>89,8%</text:p>
          </table:table-cell>
          <table:table-cell office:value-type="float" office:value="6920606" table:style-name="ce45">
            <text:p>6.920.606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76363761079005" table:style-name="ce46">
            <text:p>92,2%</text:p>
          </table:table-cell>
          <table:table-cell office:value-type="percentage" office:value="0.81397663691717115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8" table:style-name="ce48">
            <text:p>100.508</text:p>
          </table:table-cell>
          <table:table-cell office:value-type="percentage" office:value="1" table:style-name="ce49">
            <text:p>100,0%</text:p>
          </table:table-cell>
          <table:table-cell office:value-type="float" office:value="119191" table:style-name="ce48">
            <text:p>119.191</text:p>
          </table:table-cell>
          <table:table-cell office:value-type="percentage" office:value="0.99637199582027169" table:style-name="ce49">
            <text:p>99,6%</text:p>
          </table:table-cell>
          <table:table-cell office:value-type="float" office:value="154476" table:style-name="ce48">
            <text:p>154.476</text:p>
          </table:table-cell>
          <table:table-cell office:value-type="percentage" office:value="0.95763436860703" table:style-name="ce49">
            <text:p>95,8%</text:p>
          </table:table-cell>
          <table:table-cell office:value-type="float" office:value="186807" table:style-name="ce48">
            <text:p>186.807</text:p>
          </table:table-cell>
          <table:table-cell office:value-type="percentage" office:value="0.92952679504403646" table:style-name="ce49">
            <text:p>93,0%</text:p>
          </table:table-cell>
          <table:table-cell office:value-type="float" office:value="189783" table:style-name="ce48">
            <text:p>189.783</text:p>
          </table:table-cell>
          <table:table-cell office:value-type="percentage" office:value="0.88834331131779609" table:style-name="ce49">
            <text:p>88,8%</text:p>
          </table:table-cell>
          <table:table-cell office:value-type="float" office:value="128514" table:style-name="ce48">
            <text:p>128.514</text:p>
          </table:table-cell>
          <table:table-cell office:value-type="percentage" office:value="0.81195112397174596" table:style-name="ce49">
            <text:p>81,2%</text:p>
          </table:table-cell>
          <table:table-cell office:value-type="float" office:value="106883" table:style-name="ce48">
            <text:p>106.883</text:p>
          </table:table-cell>
          <table:table-cell office:value-type="percentage" office:value="0.81716081285646569" table:style-name="ce49">
            <text:p>81,7%</text:p>
          </table:table-cell>
          <table:table-cell office:value-type="float" office:value="90588" table:style-name="ce48">
            <text:p>90.588</text:p>
          </table:table-cell>
          <table:table-cell office:value-type="percentage" office:value="0.84632416827825896" table:style-name="ce49">
            <text:p>84,6%</text:p>
          </table:table-cell>
          <table:table-cell office:value-type="float" office:value="1076750" table:style-name="ce48">
            <text:p>1.076.750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528229169469177" table:style-name="ce49">
            <text:p>90,5%</text:p>
          </table:table-cell>
          <table:table-cell office:value-type="percentage" office:value="0.80889738290614088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21" table:style-name="ce48">
            <text:p>88.421</text:p>
          </table:table-cell>
          <table:table-cell office:value-type="percentage" office:value="1" table:style-name="ce49">
            <text:p>100,0%</text:p>
          </table:table-cell>
          <table:table-cell office:value-type="float" office:value="114271" table:style-name="ce48">
            <text:p>114.271</text:p>
          </table:table-cell>
          <table:table-cell office:value-type="percentage" office:value="1" table:style-name="ce49">
            <text:p>100,0%</text:p>
          </table:table-cell>
          <table:table-cell office:value-type="float" office:value="148157" table:style-name="ce48">
            <text:p>148.157</text:p>
          </table:table-cell>
          <table:table-cell office:value-type="percentage" office:value="0.97478123560760577" table:style-name="ce49">
            <text:p>97,5%</text:p>
          </table:table-cell>
          <table:table-cell office:value-type="float" office:value="153322" table:style-name="ce48">
            <text:p>153.322</text:p>
          </table:table-cell>
          <table:table-cell office:value-type="percentage" office:value="0.94594744667855357" table:style-name="ce49">
            <text:p>94,6%</text:p>
          </table:table-cell>
          <table:table-cell office:value-type="float" office:value="151254" table:style-name="ce48">
            <text:p>151.254</text:p>
          </table:table-cell>
          <table:table-cell office:value-type="percentage" office:value="0.91160800385728058" table:style-name="ce49">
            <text:p>91,2%</text:p>
          </table:table-cell>
          <table:table-cell office:value-type="float" office:value="91257" table:style-name="ce48">
            <text:p>91.257</text:p>
          </table:table-cell>
          <table:table-cell office:value-type="percentage" office:value="0.84037351161698481" table:style-name="ce49">
            <text:p>84,0%</text:p>
          </table:table-cell>
          <table:table-cell office:value-type="float" office:value="66748" table:style-name="ce48">
            <text:p>66.748</text:p>
          </table:table-cell>
          <table:table-cell office:value-type="percentage" office:value="0.84233108704979687" table:style-name="ce49">
            <text:p>84,2%</text:p>
          </table:table-cell>
          <table:table-cell office:value-type="float" office:value="60918" table:style-name="ce48">
            <text:p>60.918</text:p>
          </table:table-cell>
          <table:table-cell office:value-type="percentage" office:value="0.93352335417432875" table:style-name="ce49">
            <text:p>93,4%</text:p>
          </table:table-cell>
          <table:table-cell office:value-type="float" office:value="874348" table:style-name="ce48">
            <text:p>874.34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70747393457121" table:style-name="ce49">
            <text:p>94,0%</text:p>
          </table:table-cell>
          <table:table-cell office:value-type="percentage" office:value="0.86322193251185475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67" table:style-name="ce48">
            <text:p>51.367</text:p>
          </table:table-cell>
          <table:table-cell office:value-type="percentage" office:value="0.95774989278988687" table:style-name="ce49">
            <text:p>95,8%</text:p>
          </table:table-cell>
          <table:table-cell office:value-type="float" office:value="79599" table:style-name="ce48">
            <text:p>79.599</text:p>
          </table:table-cell>
          <table:table-cell office:value-type="percentage" office:value="0.91247678657404219" table:style-name="ce49">
            <text:p>91,2%</text:p>
          </table:table-cell>
          <table:table-cell office:value-type="float" office:value="111705" table:style-name="ce48">
            <text:p>111.705</text:p>
          </table:table-cell>
          <table:table-cell office:value-type="percentage" office:value="0.87685351628425423" table:style-name="ce49">
            <text:p>87,7%</text:p>
          </table:table-cell>
          <table:table-cell office:value-type="float" office:value="152475" table:style-name="ce48">
            <text:p>152.475</text:p>
          </table:table-cell>
          <table:table-cell office:value-type="percentage" office:value="0.85897537012416347" table:style-name="ce49">
            <text:p>85,9%</text:p>
          </table:table-cell>
          <table:table-cell office:value-type="float" office:value="172104" table:style-name="ce48">
            <text:p>172.104</text:p>
          </table:table-cell>
          <table:table-cell office:value-type="percentage" office:value="0.79448627338740574" table:style-name="ce49">
            <text:p>79,4%</text:p>
          </table:table-cell>
          <table:table-cell office:value-type="float" office:value="132660" table:style-name="ce48">
            <text:p>132.660</text:p>
          </table:table-cell>
          <table:table-cell office:value-type="percentage" office:value="0.7207941449738382" table:style-name="ce49">
            <text:p>72,1%</text:p>
          </table:table-cell>
          <table:table-cell office:value-type="float" office:value="102124" table:style-name="ce48">
            <text:p>102.124</text:p>
          </table:table-cell>
          <table:table-cell office:value-type="percentage" office:value="0.7442735017819011" table:style-name="ce49">
            <text:p>74,4%</text:p>
          </table:table-cell>
          <table:table-cell office:value-type="float" office:value="80111" table:style-name="ce48">
            <text:p>80.111</text:p>
          </table:table-cell>
          <table:table-cell office:value-type="percentage" office:value="0.80484447837968176" table:style-name="ce49">
            <text:p>80,5%</text:p>
          </table:table-cell>
          <table:table-cell office:value-type="float" office:value="882145" table:style-name="ce48">
            <text:p>882.145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439769864298595" table:style-name="ce49">
            <text:p>81,4%</text:p>
          </table:table-cell>
          <table:table-cell office:value-type="percentage" office:value="0.72320304974278038" table:style-name="ce49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610" table:style-name="ce48">
            <text:p>92.610</text:p>
          </table:table-cell>
          <table:table-cell office:value-type="percentage" office:value="0.92275961021103603" table:style-name="ce49">
            <text:p>92,3%</text:p>
          </table:table-cell>
          <table:table-cell office:value-type="float" office:value="151432" table:style-name="ce48">
            <text:p>151.432</text:p>
          </table:table-cell>
          <table:table-cell office:value-type="percentage" office:value="0.90436319768761275" table:style-name="ce49">
            <text:p>90,4%</text:p>
          </table:table-cell>
          <table:table-cell office:value-type="float" office:value="223470" table:style-name="ce48">
            <text:p>223.470</text:p>
          </table:table-cell>
          <table:table-cell office:value-type="percentage" office:value="0.88835443541173897" table:style-name="ce49">
            <text:p>88,8%</text:p>
          </table:table-cell>
          <table:table-cell office:value-type="float" office:value="322275" table:style-name="ce48">
            <text:p>322.275</text:p>
          </table:table-cell>
          <table:table-cell office:value-type="percentage" office:value="0.87515987910288473" table:style-name="ce49">
            <text:p>87,5%</text:p>
          </table:table-cell>
          <table:table-cell office:value-type="float" office:value="319905" table:style-name="ce48">
            <text:p>319.905</text:p>
          </table:table-cell>
          <table:table-cell office:value-type="percentage" office:value="0.81172530163281365" table:style-name="ce49">
            <text:p>81,2%</text:p>
          </table:table-cell>
          <table:table-cell office:value-type="float" office:value="231359" table:style-name="ce48">
            <text:p>231.359</text:p>
          </table:table-cell>
          <table:table-cell office:value-type="percentage" office:value="0.73949217226764519" table:style-name="ce49">
            <text:p>73,9%</text:p>
          </table:table-cell>
          <table:table-cell office:value-type="float" office:value="188557" table:style-name="ce48">
            <text:p>188.557</text:p>
          </table:table-cell>
          <table:table-cell office:value-type="percentage" office:value="0.74039446972760936" table:style-name="ce49">
            <text:p>74,0%</text:p>
          </table:table-cell>
          <table:table-cell office:value-type="float" office:value="156365" table:style-name="ce48">
            <text:p>156.365</text:p>
          </table:table-cell>
          <table:table-cell office:value-type="percentage" office:value="0.84858763194312536" table:style-name="ce49">
            <text:p>84,9%</text:p>
          </table:table-cell>
          <table:table-cell office:value-type="float" office:value="1685973" table:style-name="ce48">
            <text:p>1.685.973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909378990938343" table:style-name="ce49">
            <text:p>82,9%</text:p>
          </table:table-cell>
          <table:table-cell office:value-type="percentage" office:value="0.75120133988662297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49" table:style-name="ce48">
            <text:p>42.249</text:p>
          </table:table-cell>
          <table:table-cell office:value-type="percentage" office:value="1" table:style-name="ce49">
            <text:p>100,0%</text:p>
          </table:table-cell>
          <table:table-cell office:value-type="float" office:value="56063" table:style-name="ce48">
            <text:p>56.063</text:p>
          </table:table-cell>
          <table:table-cell office:value-type="percentage" office:value="1" table:style-name="ce49">
            <text:p>100,0%</text:p>
          </table:table-cell>
          <table:table-cell office:value-type="float" office:value="77016" table:style-name="ce48">
            <text:p>77.016</text:p>
          </table:table-cell>
          <table:table-cell office:value-type="percentage" office:value="0.97172489496195924" table:style-name="ce49">
            <text:p>97,2%</text:p>
          </table:table-cell>
          <table:table-cell office:value-type="float" office:value="84860" table:style-name="ce48">
            <text:p>84.860</text:p>
          </table:table-cell>
          <table:table-cell office:value-type="percentage" office:value="0.93283500054963175" table:style-name="ce49">
            <text:p>93,3%</text:p>
          </table:table-cell>
          <table:table-cell office:value-type="float" office:value="88944" table:style-name="ce48">
            <text:p>88.944</text:p>
          </table:table-cell>
          <table:table-cell office:value-type="percentage" office:value="0.91331402871049228" table:style-name="ce49">
            <text:p>91,3%</text:p>
          </table:table-cell>
          <table:table-cell office:value-type="float" office:value="56206" table:style-name="ce48">
            <text:p>56.206</text:p>
          </table:table-cell>
          <table:table-cell office:value-type="percentage" office:value="0.83692188570237347" table:style-name="ce49">
            <text:p>83,7%</text:p>
          </table:table-cell>
          <table:table-cell office:value-type="float" office:value="42651" table:style-name="ce48">
            <text:p>42.651</text:p>
          </table:table-cell>
          <table:table-cell office:value-type="percentage" office:value="0.83838185284925204" table:style-name="ce49">
            <text:p>83,8%</text:p>
          </table:table-cell>
          <table:table-cell office:value-type="float" office:value="41661" table:style-name="ce48">
            <text:p>41.661</text:p>
          </table:table-cell>
          <table:table-cell office:value-type="percentage" office:value="0.92001413333922222" table:style-name="ce49">
            <text:p>92,0%</text:p>
          </table:table-cell>
          <table:table-cell office:value-type="float" office:value="489650" table:style-name="ce48">
            <text:p>489.650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901783850856257" table:style-name="ce49">
            <text:p>92,9%</text:p>
          </table:table-cell>
          <table:table-cell office:value-type="percentage" office:value="0.83893738595574441" table:style-name="ce49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37" table:style-name="ce48">
            <text:p>228.037</text:p>
          </table:table-cell>
          <table:table-cell office:value-type="percentage" office:value="1" table:style-name="ce49">
            <text:p>100,0%</text:p>
          </table:table-cell>
          <table:table-cell office:value-type="float" office:value="250553" table:style-name="ce48">
            <text:p>250.553</text:p>
          </table:table-cell>
          <table:table-cell office:value-type="percentage" office:value="1" table:style-name="ce49">
            <text:p>100,0%</text:p>
          </table:table-cell>
          <table:table-cell office:value-type="float" office:value="322602" table:style-name="ce48">
            <text:p>322.602</text:p>
          </table:table-cell>
          <table:table-cell office:value-type="percentage" office:value="0.98581787845729318" table:style-name="ce49">
            <text:p>98,6%</text:p>
          </table:table-cell>
          <table:table-cell office:value-type="float" office:value="353498" table:style-name="ce48">
            <text:p>353.498</text:p>
          </table:table-cell>
          <table:table-cell office:value-type="percentage" office:value="0.92732218791562504" table:style-name="ce49">
            <text:p>92,7%</text:p>
          </table:table-cell>
          <table:table-cell office:value-type="float" office:value="321832" table:style-name="ce48">
            <text:p>321.832</text:p>
          </table:table-cell>
          <table:table-cell office:value-type="percentage" office:value="0.89347643822077616" table:style-name="ce49">
            <text:p>89,3%</text:p>
          </table:table-cell>
          <table:table-cell office:value-type="float" office:value="214178" table:style-name="ce48">
            <text:p>214.178</text:p>
          </table:table-cell>
          <table:table-cell office:value-type="percentage" office:value="0.82725510038547401" table:style-name="ce49">
            <text:p>82,7%</text:p>
          </table:table-cell>
          <table:table-cell office:value-type="float" office:value="175243" table:style-name="ce48">
            <text:p>175.243</text:p>
          </table:table-cell>
          <table:table-cell office:value-type="percentage" office:value="0.82748053395284704" table:style-name="ce49">
            <text:p>82,7%</text:p>
          </table:table-cell>
          <table:table-cell office:value-type="float" office:value="146003" table:style-name="ce48">
            <text:p>146.003</text:p>
          </table:table-cell>
          <table:table-cell office:value-type="percentage" office:value="0.86804242618818295" table:style-name="ce49">
            <text:p>86,8%</text:p>
          </table:table-cell>
          <table:table-cell office:value-type="float" office:value="2011946" table:style-name="ce48">
            <text:p>2.011.946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624677220577412" table:style-name="ce49">
            <text:p>92,6%</text:p>
          </table:table-cell>
          <table:table-cell office:value-type="percentage" office:value="0.8430003741647808" table:style-name="ce49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26" table:style-name="ce48">
            <text:p>136.926</text:p>
          </table:table-cell>
          <table:table-cell office:value-type="percentage" office:value="1" table:style-name="ce49">
            <text:p>100,0%</text:p>
          </table:table-cell>
          <table:table-cell office:value-type="float" office:value="157851" table:style-name="ce48">
            <text:p>157.851</text:p>
          </table:table-cell>
          <table:table-cell office:value-type="percentage" office:value="1" table:style-name="ce49">
            <text:p>100,0%</text:p>
          </table:table-cell>
          <table:table-cell office:value-type="float" office:value="219986" table:style-name="ce48">
            <text:p>219.986</text:p>
          </table:table-cell>
          <table:table-cell office:value-type="percentage" office:value="0.9647324012840528" table:style-name="ce49">
            <text:p>96,5%</text:p>
          </table:table-cell>
          <table:table-cell office:value-type="float" office:value="283648" table:style-name="ce48">
            <text:p>283.648</text:p>
          </table:table-cell>
          <table:table-cell office:value-type="percentage" office:value="0.91085942191408675" table:style-name="ce49">
            <text:p>91,1%</text:p>
          </table:table-cell>
          <table:table-cell office:value-type="float" office:value="283522" table:style-name="ce48">
            <text:p>283.522</text:p>
          </table:table-cell>
          <table:table-cell office:value-type="percentage" office:value="0.85738823821144849" table:style-name="ce49">
            <text:p>85,7%</text:p>
          </table:table-cell>
          <table:table-cell office:value-type="float" office:value="203635" table:style-name="ce48">
            <text:p>203.635</text:p>
          </table:table-cell>
          <table:table-cell office:value-type="percentage" office:value="0.7900454314435249" table:style-name="ce49">
            <text:p>79,0%</text:p>
          </table:table-cell>
          <table:table-cell office:value-type="float" office:value="171382" table:style-name="ce48">
            <text:p>171.382</text:p>
          </table:table-cell>
          <table:table-cell office:value-type="percentage" office:value="0.78259479798348797" table:style-name="ce49">
            <text:p>78,3%</text:p>
          </table:table-cell>
          <table:table-cell office:value-type="float" office:value="151531" table:style-name="ce48">
            <text:p>151.531</text:p>
          </table:table-cell>
          <table:table-cell office:value-type="percentage" office:value="0.85217865658883341" table:style-name="ce49">
            <text:p>85,2%</text:p>
          </table:table-cell>
          <table:table-cell office:value-type="float" office:value="1608481" table:style-name="ce48">
            <text:p>1.608.481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568743041338438" table:style-name="ce49">
            <text:p>88,6%</text:p>
          </table:table-cell>
          <table:table-cell office:value-type="percentage" office:value="0.7851396232456791" table:style-name="ce49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410" table:style-name="ce48">
            <text:p>455.410</text:p>
          </table:table-cell>
          <table:table-cell office:value-type="percentage" office:value="1" table:style-name="ce49">
            <text:p>100,0%</text:p>
          </table:table-cell>
          <table:table-cell office:value-type="float" office:value="618093" table:style-name="ce48">
            <text:p>618.093</text:p>
          </table:table-cell>
          <table:table-cell office:value-type="percentage" office:value="0.97224791422854773" table:style-name="ce49">
            <text:p>97,2%</text:p>
          </table:table-cell>
          <table:table-cell office:value-type="float" office:value="798470" table:style-name="ce48">
            <text:p>798.470</text:p>
          </table:table-cell>
          <table:table-cell office:value-type="percentage" office:value="0.93663928003340824" table:style-name="ce49">
            <text:p>93,7%</text:p>
          </table:table-cell>
          <table:table-cell office:value-type="float" office:value="1035507" table:style-name="ce48">
            <text:p>1.035.507</text:p>
          </table:table-cell>
          <table:table-cell office:value-type="percentage" office:value="0.94359946819804241" table:style-name="ce49">
            <text:p>94,4%</text:p>
          </table:table-cell>
          <table:table-cell office:value-type="float" office:value="1149402" table:style-name="ce48">
            <text:p>1.149.402</text:p>
          </table:table-cell>
          <table:table-cell office:value-type="percentage" office:value="0.90111718266132512" table:style-name="ce49">
            <text:p>90,1%</text:p>
          </table:table-cell>
          <table:table-cell office:value-type="float" office:value="809312" table:style-name="ce48">
            <text:p>809.312</text:p>
          </table:table-cell>
          <table:table-cell office:value-type="percentage" office:value="0.83725280045684591" table:style-name="ce49">
            <text:p>83,7%</text:p>
          </table:table-cell>
          <table:table-cell office:value-type="float" office:value="673209" table:style-name="ce48">
            <text:p>673.209</text:p>
          </table:table-cell>
          <table:table-cell office:value-type="percentage" office:value="0.81202558594244734" table:style-name="ce49">
            <text:p>81,2%</text:p>
          </table:table-cell>
          <table:table-cell office:value-type="float" office:value="570795" table:style-name="ce48">
            <text:p>570.795</text:p>
          </table:table-cell>
          <table:table-cell office:value-type="percentage" office:value="0.85020324325290486" table:style-name="ce49">
            <text:p>85,0%</text:p>
          </table:table-cell>
          <table:table-cell office:value-type="float" office:value="6110198" table:style-name="ce48">
            <text:p>6.110.198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08883857576373" table:style-name="ce49">
            <text:p>90,1%</text:p>
          </table:table-cell>
          <table:table-cell office:value-type="percentage" office:value="0.79650586416586699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064" table:style-name="ce48">
            <text:p>295.064</text:p>
          </table:table-cell>
          <table:table-cell office:value-type="percentage" office:value="1" table:style-name="ce49">
            <text:p>100,0%</text:p>
          </table:table-cell>
          <table:table-cell office:value-type="float" office:value="434878" table:style-name="ce48">
            <text:p>434.878</text:p>
          </table:table-cell>
          <table:table-cell office:value-type="percentage" office:value="0.98886251182420137" table:style-name="ce49">
            <text:p>98,9%</text:p>
          </table:table-cell>
          <table:table-cell office:value-type="float" office:value="572385" table:style-name="ce48">
            <text:p>572.385</text:p>
          </table:table-cell>
          <table:table-cell office:value-type="percentage" office:value="0.95854406001942594" table:style-name="ce49">
            <text:p>95,9%</text:p>
          </table:table-cell>
          <table:table-cell office:value-type="float" office:value="717840" table:style-name="ce48">
            <text:p>717.840</text:p>
          </table:table-cell>
          <table:table-cell office:value-type="percentage" office:value="0.94168144657718267" table:style-name="ce49">
            <text:p>94,2%</text:p>
          </table:table-cell>
          <table:table-cell office:value-type="float" office:value="759289" table:style-name="ce48">
            <text:p>759.289</text:p>
          </table:table-cell>
          <table:table-cell office:value-type="percentage" office:value="0.90313813229803397" table:style-name="ce49">
            <text:p>90,3%</text:p>
          </table:table-cell>
          <table:table-cell office:value-type="float" office:value="518912" table:style-name="ce48">
            <text:p>518.912</text:p>
          </table:table-cell>
          <table:table-cell office:value-type="percentage" office:value="0.84524230316278481" table:style-name="ce49">
            <text:p>84,5%</text:p>
          </table:table-cell>
          <table:table-cell office:value-type="float" office:value="435264" table:style-name="ce48">
            <text:p>435.264</text:p>
          </table:table-cell>
          <table:table-cell office:value-type="percentage" office:value="0.84884344534521128" table:style-name="ce49">
            <text:p>84,9%</text:p>
          </table:table-cell>
          <table:table-cell office:value-type="float" office:value="389799" table:style-name="ce48">
            <text:p>389.799</text:p>
          </table:table-cell>
          <table:table-cell office:value-type="percentage" office:value="0.90070915430633891" table:style-name="ce49">
            <text:p>90,1%</text:p>
          </table:table-cell>
          <table:table-cell office:value-type="float" office:value="4123431" table:style-name="ce48">
            <text:p>4.123.431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794459782735005" table:style-name="ce49">
            <text:p>91,8%</text:p>
          </table:table-cell>
          <table:table-cell office:value-type="percentage" office:value="0.81699905588319499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55" table:style-name="ce48">
            <text:p>77.655</text:p>
          </table:table-cell>
          <table:table-cell office:value-type="percentage" office:value="1" table:style-name="ce49">
            <text:p>100,0%</text:p>
          </table:table-cell>
          <table:table-cell office:value-type="float" office:value="95736" table:style-name="ce48">
            <text:p>95.736</text:p>
          </table:table-cell>
          <table:table-cell office:value-type="percentage" office:value="1" table:style-name="ce49">
            <text:p>100,0%</text:p>
          </table:table-cell>
          <table:table-cell office:value-type="float" office:value="132518" table:style-name="ce48">
            <text:p>132.518</text:p>
          </table:table-cell>
          <table:table-cell office:value-type="percentage" office:value="1.014026093277729" table:style-name="ce49">
            <text:p>101,4%</text:p>
          </table:table-cell>
          <table:table-cell office:value-type="float" office:value="161391" table:style-name="ce48">
            <text:p>161.391</text:p>
          </table:table-cell>
          <table:table-cell office:value-type="percentage" office:value="0.96092954576577971" table:style-name="ce49">
            <text:p>96,1%</text:p>
          </table:table-cell>
          <table:table-cell office:value-type="float" office:value="145805" table:style-name="ce48">
            <text:p>145.805</text:p>
          </table:table-cell>
          <table:table-cell office:value-type="percentage" office:value="0.92553448100751579" table:style-name="ce49">
            <text:p>92,6%</text:p>
          </table:table-cell>
          <table:table-cell office:value-type="float" office:value="112780" table:style-name="ce48">
            <text:p>112.780</text:p>
          </table:table-cell>
          <table:table-cell office:value-type="percentage" office:value="0.86859413749018033" table:style-name="ce49">
            <text:p>86,9%</text:p>
          </table:table-cell>
          <table:table-cell office:value-type="float" office:value="93028" table:style-name="ce48">
            <text:p>93.028</text:p>
          </table:table-cell>
          <table:table-cell office:value-type="percentage" office:value="0.82687145574458254" table:style-name="ce49">
            <text:p>82,7%</text:p>
          </table:table-cell>
          <table:table-cell office:value-type="float" office:value="78323" table:style-name="ce48">
            <text:p>78.323</text:p>
          </table:table-cell>
          <table:table-cell office:value-type="percentage" office:value="0.91382468585562782" table:style-name="ce49">
            <text:p>91,4%</text:p>
          </table:table-cell>
          <table:table-cell office:value-type="float" office:value="897236" table:style-name="ce48">
            <text:p>897.236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56831843687161" table:style-name="ce49">
            <text:p>94,5%</text:p>
          </table:table-cell>
          <table:table-cell office:value-type="percentage" office:value="0.84804995089787416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98" table:style-name="ce48">
            <text:p>241.598</text:p>
          </table:table-cell>
          <table:table-cell office:value-type="percentage" office:value="1" table:style-name="ce49">
            <text:p>100,0%</text:p>
          </table:table-cell>
          <table:table-cell office:value-type="float" office:value="291229" table:style-name="ce48">
            <text:p>291.229</text:p>
          </table:table-cell>
          <table:table-cell office:value-type="percentage" office:value="0.99739716222186448" table:style-name="ce49">
            <text:p>99,7%</text:p>
          </table:table-cell>
          <table:table-cell office:value-type="float" office:value="347521" table:style-name="ce48">
            <text:p>347.521</text:p>
          </table:table-cell>
          <table:table-cell office:value-type="percentage" office:value="0.98290276780007124" table:style-name="ce49">
            <text:p>98,3%</text:p>
          </table:table-cell>
          <table:table-cell office:value-type="float" office:value="392183" table:style-name="ce48">
            <text:p>392.183</text:p>
          </table:table-cell>
          <table:table-cell office:value-type="percentage" office:value="0.95841397849462362" table:style-name="ce49">
            <text:p>95,8%</text:p>
          </table:table-cell>
          <table:table-cell office:value-type="float" office:value="410255" table:style-name="ce48">
            <text:p>410.255</text:p>
          </table:table-cell>
          <table:table-cell office:value-type="percentage" office:value="0.92642439543217936" table:style-name="ce49">
            <text:p>92,6%</text:p>
          </table:table-cell>
          <table:table-cell office:value-type="float" office:value="266055" table:style-name="ce48">
            <text:p>266.055</text:p>
          </table:table-cell>
          <table:table-cell office:value-type="percentage" office:value="0.86214103785507357" table:style-name="ce49">
            <text:p>86,2%</text:p>
          </table:table-cell>
          <table:table-cell office:value-type="float" office:value="200956" table:style-name="ce48">
            <text:p>200.956</text:p>
          </table:table-cell>
          <table:table-cell office:value-type="percentage" office:value="0.87234873807311974" table:style-name="ce49">
            <text:p>87,2%</text:p>
          </table:table-cell>
          <table:table-cell office:value-type="float" office:value="173787" table:style-name="ce48">
            <text:p>173.787</text:p>
          </table:table-cell>
          <table:table-cell office:value-type="percentage" office:value="0.94787394187974516" table:style-name="ce49">
            <text:p>94,8%</text:p>
          </table:table-cell>
          <table:table-cell office:value-type="float" office:value="2323584" table:style-name="ce48">
            <text:p>2.323.584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603577095158353" table:style-name="ce49">
            <text:p>94,6%</text:p>
          </table:table-cell>
          <table:table-cell office:value-type="percentage" office:value="0.86158355074538095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83" table:style-name="ce48">
            <text:p>38.083</text:p>
          </table:table-cell>
          <table:table-cell office:value-type="percentage" office:value="0.98624851090278143" table:style-name="ce49">
            <text:p>98,6%</text:p>
          </table:table-cell>
          <table:table-cell office:value-type="float" office:value="45304" table:style-name="ce48">
            <text:p>45.304</text:p>
          </table:table-cell>
          <table:table-cell office:value-type="percentage" office:value="0.9537684210526316" table:style-name="ce49">
            <text:p>95,4%</text:p>
          </table:table-cell>
          <table:table-cell office:value-type="float" office:value="47637" table:style-name="ce48">
            <text:p>47.637</text:p>
          </table:table-cell>
          <table:table-cell office:value-type="percentage" office:value="0.92098445595854928" table:style-name="ce49">
            <text:p>92,1%</text:p>
          </table:table-cell>
          <table:table-cell office:value-type="float" office:value="31687" table:style-name="ce48">
            <text:p>31.687</text:p>
          </table:table-cell>
          <table:table-cell office:value-type="percentage" office:value="0.85557295604276917" table:style-name="ce49">
            <text:p>85,6%</text:p>
          </table:table-cell>
          <table:table-cell office:value-type="float" office:value="24676" table:style-name="ce48">
            <text:p>24.676</text:p>
          </table:table-cell>
          <table:table-cell office:value-type="percentage" office:value="0.81800702777961942" table:style-name="ce49">
            <text:p>81,8%</text:p>
          </table:table-cell>
          <table:table-cell office:value-type="float" office:value="22919" table:style-name="ce48">
            <text:p>22.919</text:p>
          </table:table-cell>
          <table:table-cell office:value-type="percentage" office:value="0.88200885126034245" table:style-name="ce49">
            <text:p>88,2%</text:p>
          </table:table-cell>
          <table:table-cell office:value-type="float" office:value="262221" table:style-name="ce48">
            <text:p>262.221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158281790115782" table:style-name="ce49">
            <text:p>93,2%</text:p>
          </table:table-cell>
          <table:table-cell office:value-type="percentage" office:value="0.82935137391832392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440" table:style-name="ce48">
            <text:p>72.440</text:p>
          </table:table-cell>
          <table:table-cell office:value-type="percentage" office:value="1" table:style-name="ce49">
            <text:p>100,0%</text:p>
          </table:table-cell>
          <table:table-cell office:value-type="float" office:value="103048" table:style-name="ce48">
            <text:p>103.048</text:p>
          </table:table-cell>
          <table:table-cell office:value-type="percentage" office:value="0.99158984623082702" table:style-name="ce49">
            <text:p>99,2%</text:p>
          </table:table-cell>
          <table:table-cell office:value-type="float" office:value="147951" table:style-name="ce48">
            <text:p>147.951</text:p>
          </table:table-cell>
          <table:table-cell office:value-type="percentage" office:value="0.96359278629160938" table:style-name="ce49">
            <text:p>96,4%</text:p>
          </table:table-cell>
          <table:table-cell office:value-type="float" office:value="207345" table:style-name="ce48">
            <text:p>207.345</text:p>
          </table:table-cell>
          <table:table-cell office:value-type="percentage" office:value="0.95067468122859378" table:style-name="ce49">
            <text:p>95,1%</text:p>
          </table:table-cell>
          <table:table-cell office:value-type="float" office:value="231578" table:style-name="ce48">
            <text:p>231.578</text:p>
          </table:table-cell>
          <table:table-cell office:value-type="percentage" office:value="0.91725684047087153" table:style-name="ce49">
            <text:p>91,7%</text:p>
          </table:table-cell>
          <table:table-cell office:value-type="float" office:value="167928" table:style-name="ce48">
            <text:p>167.928</text:p>
          </table:table-cell>
          <table:table-cell office:value-type="percentage" office:value="0.84354561620301993" table:style-name="ce49">
            <text:p>84,4%</text:p>
          </table:table-cell>
          <table:table-cell office:value-type="float" office:value="141829" table:style-name="ce48">
            <text:p>141.829</text:p>
          </table:table-cell>
          <table:table-cell office:value-type="percentage" office:value="0.815395052288446" table:style-name="ce49">
            <text:p>81,5%</text:p>
          </table:table-cell>
          <table:table-cell office:value-type="float" office:value="123189" table:style-name="ce48">
            <text:p>123.189</text:p>
          </table:table-cell>
          <table:table-cell office:value-type="percentage" office:value="0.85183520495657461" table:style-name="ce49">
            <text:p>85,2%</text:p>
          </table:table-cell>
          <table:table-cell office:value-type="float" office:value="1195308" table:style-name="ce48">
            <text:p>1.195.308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0717615325884515" table:style-name="ce49">
            <text:p>90,7%</text:p>
          </table:table-cell>
          <table:table-cell office:value-type="percentage" office:value="0.78998543364642626" table:style-name="ce4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8" table:style-name="ce48">
            <text:p>42.298</text:p>
          </table:table-cell>
          <table:table-cell office:value-type="percentage" office:value="1" table:style-name="ce49">
            <text:p>100,0%</text:p>
          </table:table-cell>
          <table:table-cell office:value-type="float" office:value="55891" table:style-name="ce48">
            <text:p>55.891</text:p>
          </table:table-cell>
          <table:table-cell office:value-type="percentage" office:value="0.98677612994350283" table:style-name="ce49">
            <text:p>98,7%</text:p>
          </table:table-cell>
          <table:table-cell office:value-type="float" office:value="72259" table:style-name="ce48">
            <text:p>72.259</text:p>
          </table:table-cell>
          <table:table-cell office:value-type="percentage" office:value="0.95492269063036872" table:style-name="ce49">
            <text:p>95,5%</text:p>
          </table:table-cell>
          <table:table-cell office:value-type="float" office:value="92180" table:style-name="ce48">
            <text:p>92.180</text:p>
          </table:table-cell>
          <table:table-cell office:value-type="percentage" office:value="0.94351982640381582" table:style-name="ce49">
            <text:p>94,4%</text:p>
          </table:table-cell>
          <table:table-cell office:value-type="float" office:value="95940" table:style-name="ce48">
            <text:p>95.940</text:p>
          </table:table-cell>
          <table:table-cell office:value-type="percentage" office:value="0.90746573593257851" table:style-name="ce49">
            <text:p>90,7%</text:p>
          </table:table-cell>
          <table:table-cell office:value-type="float" office:value="65231" table:style-name="ce48">
            <text:p>65.231</text:p>
          </table:table-cell>
          <table:table-cell office:value-type="percentage" office:value="0.85014792321025945" table:style-name="ce49">
            <text:p>85,0%</text:p>
          </table:table-cell>
          <table:table-cell office:value-type="float" office:value="58742" table:style-name="ce48">
            <text:p>58.742</text:p>
          </table:table-cell>
          <table:table-cell office:value-type="percentage" office:value="0.85378332025231829" table:style-name="ce49">
            <text:p>85,4%</text:p>
          </table:table-cell>
          <table:table-cell office:value-type="float" office:value="51772" table:style-name="ce48">
            <text:p>51.772</text:p>
          </table:table-cell>
          <table:table-cell office:value-type="percentage" office:value="0.90005389336068564" table:style-name="ce49">
            <text:p>90,0%</text:p>
          </table:table-cell>
          <table:table-cell office:value-type="float" office:value="534313" table:style-name="ce48">
            <text:p>534.313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95302443749638" table:style-name="ce49">
            <text:p>92,1%</text:p>
          </table:table-cell>
          <table:table-cell office:value-type="percentage" office:value="0.81245305282108826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725" table:style-name="ce48">
            <text:p>162.725</text:p>
          </table:table-cell>
          <table:table-cell office:value-type="percentage" office:value="1.0200531574790317" table:style-name="ce49">
            <text:p>102,0%</text:p>
          </table:table-cell>
          <table:table-cell office:value-type="float" office:value="213248" table:style-name="ce48">
            <text:p>213.248</text:p>
          </table:table-cell>
          <table:table-cell office:value-type="percentage" office:value="0.98558923305879853" table:style-name="ce49">
            <text:p>98,6%</text:p>
          </table:table-cell>
          <table:table-cell office:value-type="float" office:value="275667" table:style-name="ce48">
            <text:p>275.667</text:p>
          </table:table-cell>
          <table:table-cell office:value-type="percentage" office:value="0.97010166700098188" table:style-name="ce49">
            <text:p>97,0%</text:p>
          </table:table-cell>
          <table:table-cell office:value-type="float" office:value="324345" table:style-name="ce48">
            <text:p>324.345</text:p>
          </table:table-cell>
          <table:table-cell office:value-type="percentage" office:value="0.96111619802825166" table:style-name="ce49">
            <text:p>96,1%</text:p>
          </table:table-cell>
          <table:table-cell office:value-type="float" office:value="322648" table:style-name="ce48">
            <text:p>322.648</text:p>
          </table:table-cell>
          <table:table-cell office:value-type="percentage" office:value="0.92697894640066192" table:style-name="ce49">
            <text:p>92,7%</text:p>
          </table:table-cell>
          <table:table-cell office:value-type="float" office:value="207777" table:style-name="ce48">
            <text:p>207.777</text:p>
          </table:table-cell>
          <table:table-cell office:value-type="percentage" office:value="0.87435352536452959" table:style-name="ce49">
            <text:p>87,4%</text:p>
          </table:table-cell>
          <table:table-cell office:value-type="float" office:value="171390" table:style-name="ce48">
            <text:p>171.390</text:p>
          </table:table-cell>
          <table:table-cell office:value-type="percentage" office:value="0.86032678262179052" table:style-name="ce49">
            <text:p>86,0%</text:p>
          </table:table-cell>
          <table:table-cell office:value-type="float" office:value="155079" table:style-name="ce48">
            <text:p>155.079</text:p>
          </table:table-cell>
          <table:table-cell office:value-type="percentage" office:value="0.89735963475815461" table:style-name="ce49">
            <text:p>89,7%</text:p>
          </table:table-cell>
          <table:table-cell office:value-type="float" office:value="1832879" table:style-name="ce48">
            <text:p>1.832.879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741270311310099" table:style-name="ce49">
            <text:p>93,7%</text:p>
          </table:table-cell>
          <table:table-cell office:value-type="percentage" office:value="0.83849777758258814" table:style-name="ce49">
            <text:p>83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7" table:style-name="ce48">
            <text:p>2.387</text:p>
          </table:table-cell>
          <table:table-cell office:value-type="percentage" office:value="0.84138174127599574" table:style-name="ce49">
            <text:p>84,1%</text:p>
          </table:table-cell>
          <table:table-cell office:value-type="float" office:value="3884" table:style-name="ce48">
            <text:p>3.884</text:p>
          </table:table-cell>
          <table:table-cell office:value-type="percentage" office:value="0.88192552225249776" table:style-name="ce49">
            <text:p>88,2%</text:p>
          </table:table-cell>
          <table:table-cell office:value-type="float" office:value="7577" table:style-name="ce48">
            <text:p>7.577</text:p>
          </table:table-cell>
          <table:table-cell office:value-type="percentage" office:value="0.90971305078640896" table:style-name="ce49">
            <text:p>91,0%</text:p>
          </table:table-cell>
          <table:table-cell office:value-type="float" office:value="10535" table:style-name="ce48">
            <text:p>10.535</text:p>
          </table:table-cell>
          <table:table-cell office:value-type="percentage" office:value="0.91156874621441553" table:style-name="ce49">
            <text:p>91,2%</text:p>
          </table:table-cell>
          <table:table-cell office:value-type="float" office:value="11068" table:style-name="ce48">
            <text:p>11.068</text:p>
          </table:table-cell>
          <table:table-cell office:value-type="percentage" office:value="0.89568665533705594" table:style-name="ce49">
            <text:p>89,6%</text:p>
          </table:table-cell>
          <table:table-cell office:value-type="float" office:value="9111" table:style-name="ce48">
            <text:p>9.111</text:p>
          </table:table-cell>
          <table:table-cell office:value-type="percentage" office:value="0.79928063865251342" table:style-name="ce49">
            <text:p>79,9%</text:p>
          </table:table-cell>
          <table:table-cell office:value-type="float" office:value="8815" table:style-name="ce48">
            <text:p>8.815</text:p>
          </table:table-cell>
          <table:table-cell office:value-type="percentage" office:value="0.81132075471698117" table:style-name="ce49">
            <text:p>81,1%</text:p>
          </table:table-cell>
          <table:table-cell office:value-type="float" office:value="8279" table:style-name="ce48">
            <text:p>8.279</text:p>
          </table:table-cell>
          <table:table-cell office:value-type="percentage" office:value="0.89203749595948711" table:style-name="ce49">
            <text:p>89,2%</text:p>
          </table:table-cell>
          <table:table-cell office:value-type="float" office:value="61656" table:style-name="ce48">
            <text:p>61.65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6803981472356362" table:style-name="ce49">
            <text:p>86,8%</text:p>
          </table:table-cell>
          <table:table-cell office:value-type="percentage" office:value="0.73824490822227806" table:style-name="ce49">
            <text:p>73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1" table:style-name="ce48">
            <text:p>7.381</text:p>
          </table:table-cell>
          <table:table-cell office:value-type="percentage" office:value="0.92204871955028112" table:style-name="ce49">
            <text:p>92,2%</text:p>
          </table:table-cell>
          <table:table-cell office:value-type="float" office:value="10003" table:style-name="ce48">
            <text:p>10.003</text:p>
          </table:table-cell>
          <table:table-cell office:value-type="percentage" office:value="0.92611795204147762" table:style-name="ce49">
            <text:p>92,6%</text:p>
          </table:table-cell>
          <table:table-cell office:value-type="float" office:value="10481" table:style-name="ce48">
            <text:p>10.481</text:p>
          </table:table-cell>
          <table:table-cell office:value-type="percentage" office:value="0.95953492630229786" table:style-name="ce49">
            <text:p>96,0%</text:p>
          </table:table-cell>
          <table:table-cell office:value-type="float" office:value="8973" table:style-name="ce48">
            <text:p>8.973</text:p>
          </table:table-cell>
          <table:table-cell office:value-type="percentage" office:value="0.81930241051862673" table:style-name="ce49">
            <text:p>81,9%</text:p>
          </table:table-cell>
          <table:table-cell office:value-type="float" office:value="8978" table:style-name="ce48">
            <text:p>8.978</text:p>
          </table:table-cell>
          <table:table-cell office:value-type="percentage" office:value="0.7679411513129758" table:style-name="ce49">
            <text:p>76,8%</text:p>
          </table:table-cell>
          <table:table-cell office:value-type="float" office:value="8208" table:style-name="ce48">
            <text:p>8.208</text:p>
          </table:table-cell>
          <table:table-cell office:value-type="percentage" office:value="0.85678496868475995" table:style-name="ce49">
            <text:p>85,7%</text:p>
          </table:table-cell>
          <table:table-cell office:value-type="float" office:value="59446" table:style-name="ce48">
            <text:p>59.446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79951952655787" table:style-name="ce49">
            <text:p>87,1%</text:p>
          </table:table-cell>
          <table:table-cell office:value-type="percentage" office:value="0.70750517721549122" table:style-name="ce49">
            <text:p>70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4" table:style-name="ce48">
            <text:p>3.574</text:p>
          </table:table-cell>
          <table:table-cell office:value-type="string" table:style-name="ce49">
            <text:p>-</text:p>
          </table:table-cell>
          <table:table-cell office:value-type="float" office:value="9301" table:style-name="ce48">
            <text:p>9.301</text:p>
          </table:table-cell>
          <table:table-cell office:value-type="string" table:style-name="ce49">
            <text:p>-</text:p>
          </table:table-cell>
          <table:table-cell office:value-type="float" office:value="21668" table:style-name="ce48">
            <text:p>21.668</text:p>
          </table:table-cell>
          <table:table-cell office:value-type="string" table:style-name="ce49">
            <text:p>-</text:p>
          </table:table-cell>
          <table:table-cell office:value-type="float" office:value="31407" table:style-name="ce48">
            <text:p>31.407</text:p>
          </table:table-cell>
          <table:table-cell office:value-type="string" table:style-name="ce49">
            <text:p>-</text:p>
          </table:table-cell>
          <table:table-cell office:value-type="float" office:value="23796" table:style-name="ce48">
            <text:p>23.796</text:p>
          </table:table-cell>
          <table:table-cell office:value-type="string" table:style-name="ce49">
            <text:p>-</text:p>
          </table:table-cell>
          <table:table-cell office:value-type="float" office:value="1269" table:style-name="ce48">
            <text:p>1.269</text:p>
          </table:table-cell>
          <table:table-cell office:value-type="string" table:style-name="ce49">
            <text:p>-</text:p>
          </table:table-cell>
          <table:table-cell office:value-type="float" office:value="91056" table:style-name="ce48">
            <text:p>91.05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7" table:style-name="ce51">
            <text:p>877</text:p>
          </table:table-cell>
          <table:table-cell office:value-type="string" table:style-name="ce52">
            <text:p>-</text:p>
          </table:table-cell>
          <table:table-cell office:value-type="float" office:value="1827" table:style-name="ce51">
            <text:p>1.827</text:p>
          </table:table-cell>
          <table:table-cell office:value-type="string" table:style-name="ce52">
            <text:p>-</text:p>
          </table:table-cell>
          <table:table-cell office:value-type="float" office:value="2242" table:style-name="ce51">
            <text:p>2.242</text:p>
          </table:table-cell>
          <table:table-cell office:value-type="string" table:style-name="ce52">
            <text:p>-</text:p>
          </table:table-cell>
          <table:table-cell office:value-type="float" office:value="1997" table:style-name="ce51">
            <text:p>1.997</text:p>
          </table:table-cell>
          <table:table-cell office:value-type="string" table:style-name="ce52">
            <text:p>-</text:p>
          </table:table-cell>
          <table:table-cell office:value-type="float" office:value="244" table:style-name="ce51">
            <text:p>244</text:p>
          </table:table-cell>
          <table:table-cell office:value-type="string" table:style-name="ce52">
            <text:p>-</text:p>
          </table:table-cell>
          <table:table-cell office:value-type="float" office:value="7554" table:style-name="ce51">
            <text:p>7.554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566" table:style-name="ce55">
            <text:p>2.918.566</text:p>
          </table:table-cell>
          <table:table-cell office:value-type="percentage" office:value="1" table:style-name="ce56">
            <text:p>100,0%</text:p>
          </table:table-cell>
          <table:table-cell office:value-type="float" office:value="3941355" table:style-name="ce55">
            <text:p>3.941.355</text:p>
          </table:table-cell>
          <table:table-cell office:value-type="percentage" office:value="0.98612049702401583" table:style-name="ce56">
            <text:p>98,6%</text:p>
          </table:table-cell>
          <table:table-cell office:value-type="float" office:value="5275623" table:style-name="ce55">
            <text:p>5.275.623</text:p>
          </table:table-cell>
          <table:table-cell office:value-type="percentage" office:value="0.95787012996444953" table:style-name="ce56">
            <text:p>95,8%</text:p>
          </table:table-cell>
          <table:table-cell office:value-type="float" office:value="6707666" table:style-name="ce55">
            <text:p>6.707.666</text:p>
          </table:table-cell>
          <table:table-cell office:value-type="percentage" office:value="0.94080435765025072" table:style-name="ce56">
            <text:p>94,1%</text:p>
          </table:table-cell>
          <table:table-cell office:value-type="float" office:value="7032629" table:style-name="ce55">
            <text:p>7.032.629</text:p>
          </table:table-cell>
          <table:table-cell office:value-type="percentage" office:value="0.89968040663145366" table:style-name="ce56">
            <text:p>90,0%</text:p>
          </table:table-cell>
          <table:table-cell office:value-type="float" office:value="4990558" table:style-name="ce55">
            <text:p>4.990.558</text:p>
          </table:table-cell>
          <table:table-cell office:value-type="percentage" office:value="0.83987566517783518" table:style-name="ce56">
            <text:p>84,0%</text:p>
          </table:table-cell>
          <table:table-cell office:value-type="float" office:value="4090313" table:style-name="ce55">
            <text:p>4.090.313</text:p>
          </table:table-cell>
          <table:table-cell office:value-type="percentage" office:value="0.83058702170021759" table:style-name="ce56">
            <text:p>83,1%</text:p>
          </table:table-cell>
          <table:table-cell office:value-type="float" office:value="3473916" table:style-name="ce55">
            <text:p>3.473.916</text:p>
          </table:table-cell>
          <table:table-cell office:value-type="percentage" office:value="0.87197518450226186" table:style-name="ce56">
            <text:p>87,2%</text:p>
          </table:table-cell>
          <table:table-cell office:value-type="float" office:value="38430626" table:style-name="ce55">
            <text:p>38.430.62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100144451706366" table:style-name="ce56">
            <text:p>91,1%</text:p>
          </table:table-cell>
          <table:table-cell office:value-type="percentage" office:value="0.81079498873144129" table:style-name="ce56">
            <text:p>81,1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7670" table:style-name="ce62">
            <text:p>997.670</text:p>
          </table:table-cell>
          <table:table-cell office:value-type="percentage" office:value="0.9209349381486408" table:style-name="ce63">
            <text:p>92,1%</text:p>
          </table:table-cell>
          <table:table-cell office:value-type="float" office:value="864193" table:style-name="ce62">
            <text:p>864.193</text:p>
          </table:table-cell>
          <table:table-cell office:value-type="percentage" office:value="0.9285159418732708" table:style-name="ce63">
            <text:p>92,9%</text:p>
          </table:table-cell>
          <table:table-cell office:value-type="float" office:value="858675" table:style-name="ce62">
            <text:p>858.675</text:p>
          </table:table-cell>
          <table:table-cell office:value-type="percentage" office:value="0.70400854640590182" table:style-name="ce63">
            <text:p>70,4%</text:p>
          </table:table-cell>
          <table:table-cell office:value-type="float" office:value="668392" table:style-name="ce62">
            <text:p>668.392</text:p>
          </table:table-cell>
          <table:table-cell office:value-type="percentage" office:value="0.52950832139733561" table:style-name="ce63">
            <text:p>53,0%</text:p>
          </table:table-cell>
          <table:table-cell office:value-type="float" office:value="349206" table:style-name="ce62">
            <text:p>349.206</text:p>
          </table:table-cell>
          <table:table-cell office:value-type="percentage" office:value="0.36940272456274342" table:style-name="ce63">
            <text:p>36,9%</text:p>
          </table:table-cell>
          <table:table-cell office:value-type="float" office:value="226150" table:style-name="ce62">
            <text:p>226.150</text:p>
          </table:table-cell>
          <table:table-cell office:value-type="percentage" office:value="0.28805100980252296" table:style-name="ce63">
            <text:p>28,8%</text:p>
          </table:table-cell>
          <table:table-cell office:value-type="float" office:value="206512" table:style-name="ce62">
            <text:p>206.512</text:p>
          </table:table-cell>
          <table:table-cell office:value-type="percentage" office:value="0.64826313245145373" table:style-name="ce46">
            <text:p>64,8%</text:p>
          </table:table-cell>
          <table:table-cell office:value-type="float" office:value="748756" table:style-name="ce62">
            <text:p>748.756</text:p>
          </table:table-cell>
          <table:table-cell office:value-type="percentage" office:value="0.86409645951213998" table:style-name="ce46">
            <text:p>86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563" table:style-name="ce7">
            <text:p>201.563</text:p>
          </table:table-cell>
          <table:table-cell office:value-type="percentage" office:value="0.91745069390393219" table:style-name="ce49">
            <text:p>91,7%</text:p>
          </table:table-cell>
          <table:table-cell office:value-type="float" office:value="142466" table:style-name="ce7">
            <text:p>142.466</text:p>
          </table:table-cell>
          <table:table-cell office:value-type="percentage" office:value="0.92225329501022812" table:style-name="ce49">
            <text:p>92,2%</text:p>
          </table:table-cell>
          <table:table-cell office:value-type="float" office:value="133470" table:style-name="ce7">
            <text:p>133.470</text:p>
          </table:table-cell>
          <table:table-cell office:value-type="percentage" office:value="0.71448072074386937" table:style-name="ce49">
            <text:p>71,4%</text:p>
          </table:table-cell>
          <table:table-cell office:value-type="float" office:value="101291" table:style-name="ce7">
            <text:p>101.291</text:p>
          </table:table-cell>
          <table:table-cell office:value-type="percentage" office:value="0.53372009084059158" table:style-name="ce49">
            <text:p>53,4%</text:p>
          </table:table-cell>
          <table:table-cell office:value-type="float" office:value="48038" table:style-name="ce7">
            <text:p>48.038</text:p>
          </table:table-cell>
          <table:table-cell office:value-type="percentage" office:value="0.3737958510356848" table:style-name="ce49">
            <text:p>37,4%</text:p>
          </table:table-cell>
          <table:table-cell office:value-type="float" office:value="34979" table:style-name="ce7">
            <text:p>34.979</text:p>
          </table:table-cell>
          <table:table-cell office:value-type="percentage" office:value="0.32726439190516732" table:style-name="ce49">
            <text:p>32,7%</text:p>
          </table:table-cell>
          <table:table-cell office:value-type="float" office:value="37093" table:style-name="ce7">
            <text:p>37.093</text:p>
          </table:table-cell>
          <table:table-cell office:value-type="percentage" office:value="0.63069389420706301" table:style-name="ce49">
            <text:p>63,1%</text:p>
          </table:table-cell>
          <table:table-cell office:value-type="float" office:value="118161" table:style-name="ce7">
            <text:p>118.161</text:p>
          </table:table-cell>
          <table:table-cell office:value-type="percentage" office:value="0.87232016300496107" table:style-name="ce49">
            <text:p>87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837" table:style-name="ce7">
            <text:p>191.837</text:p>
          </table:table-cell>
          <table:table-cell office:value-type="percentage" office:value="0.94644583900696622" table:style-name="ce49">
            <text:p>94,6%</text:p>
          </table:table-cell>
          <table:table-cell office:value-type="float" office:value="142196" table:style-name="ce7">
            <text:p>142.196</text:p>
          </table:table-cell>
          <table:table-cell office:value-type="percentage" office:value="0.9597656540021734" table:style-name="ce49">
            <text:p>96,0%</text:p>
          </table:table-cell>
          <table:table-cell office:value-type="float" office:value="143812" table:style-name="ce7">
            <text:p>143.812</text:p>
          </table:table-cell>
          <table:table-cell office:value-type="percentage" office:value="0.9379736763152059" table:style-name="ce49">
            <text:p>93,8%</text:p>
          </table:table-cell>
          <table:table-cell office:value-type="float" office:value="123856" table:style-name="ce7">
            <text:p>123.856</text:p>
          </table:table-cell>
          <table:table-cell office:value-type="percentage" office:value="0.81886098880029623" table:style-name="ce49">
            <text:p>81,9%</text:p>
          </table:table-cell>
          <table:table-cell office:value-type="float" office:value="57561" table:style-name="ce7">
            <text:p>57.561</text:p>
          </table:table-cell>
          <table:table-cell office:value-type="percentage" office:value="0.63075709260659452" table:style-name="ce49">
            <text:p>63,1%</text:p>
          </table:table-cell>
          <table:table-cell office:value-type="float" office:value="39312" table:style-name="ce7">
            <text:p>39.312</text:p>
          </table:table-cell>
          <table:table-cell office:value-type="percentage" office:value="0.58896146701024754" table:style-name="ce49">
            <text:p>58,9%</text:p>
          </table:table-cell>
          <table:table-cell office:value-type="float" office:value="41682" table:style-name="ce7">
            <text:p>41.682</text:p>
          </table:table-cell>
          <table:table-cell office:value-type="percentage" office:value="0.91954377992013947" table:style-name="ce49">
            <text:p>92,0%</text:p>
          </table:table-cell>
          <table:table-cell office:value-type="float" office:value="113779" table:style-name="ce7">
            <text:p>113.779</text:p>
          </table:table-cell>
          <table:table-cell office:value-type="percentage" office:value="0.96727819906824908" table:style-name="ce49">
            <text:p>96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744" table:style-name="ce7">
            <text:p>119.744</text:p>
          </table:table-cell>
          <table:table-cell office:value-type="percentage" office:value="0.91431363865430726" table:style-name="ce49">
            <text:p>91,4%</text:p>
          </table:table-cell>
          <table:table-cell office:value-type="float" office:value="96555" table:style-name="ce7">
            <text:p>96.555</text:p>
          </table:table-cell>
          <table:table-cell office:value-type="percentage" office:value="0.86437491607358663" table:style-name="ce49">
            <text:p>86,4%</text:p>
          </table:table-cell>
          <table:table-cell office:value-type="float" office:value="99822" table:style-name="ce7">
            <text:p>99.822</text:p>
          </table:table-cell>
          <table:table-cell office:value-type="percentage" office:value="0.65467781603541564" table:style-name="ce49">
            <text:p>65,5%</text:p>
          </table:table-cell>
          <table:table-cell office:value-type="float" office:value="75604" table:style-name="ce7">
            <text:p>75.604</text:p>
          </table:table-cell>
          <table:table-cell office:value-type="percentage" office:value="0.43929252080137593" table:style-name="ce49">
            <text:p>43,9%</text:p>
          </table:table-cell>
          <table:table-cell office:value-type="float" office:value="33466" table:style-name="ce7">
            <text:p>33.466</text:p>
          </table:table-cell>
          <table:table-cell office:value-type="percentage" office:value="0.2522689582391075" table:style-name="ce49">
            <text:p>25,2%</text:p>
          </table:table-cell>
          <table:table-cell office:value-type="float" office:value="21798" table:style-name="ce7">
            <text:p>21.798</text:p>
          </table:table-cell>
          <table:table-cell office:value-type="percentage" office:value="0.2134463984959461" table:style-name="ce49">
            <text:p>21,3%</text:p>
          </table:table-cell>
          <table:table-cell office:value-type="float" office:value="35426" table:style-name="ce7">
            <text:p>35.426</text:p>
          </table:table-cell>
          <table:table-cell office:value-type="percentage" office:value="0.6944912762203489" table:style-name="ce49">
            <text:p>69,4%</text:p>
          </table:table-cell>
          <table:table-cell office:value-type="float" office:value="100345" table:style-name="ce7">
            <text:p>100.345</text:p>
          </table:table-cell>
          <table:table-cell office:value-type="percentage" office:value="0.83631287244238861" table:style-name="ce49">
            <text:p>83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932" table:style-name="ce7">
            <text:p>221.932</text:p>
          </table:table-cell>
          <table:table-cell office:value-type="percentage" office:value="0.90940084083887196" table:style-name="ce49">
            <text:p>90,9%</text:p>
          </table:table-cell>
          <table:table-cell office:value-type="float" office:value="195283" table:style-name="ce7">
            <text:p>195.283</text:p>
          </table:table-cell>
          <table:table-cell office:value-type="percentage" office:value="0.87386673826464401" table:style-name="ce49">
            <text:p>87,4%</text:p>
          </table:table-cell>
          <table:table-cell office:value-type="float" office:value="235692" table:style-name="ce7">
            <text:p>235.692</text:p>
          </table:table-cell>
          <table:table-cell office:value-type="percentage" office:value="0.73133814289038868" table:style-name="ce49">
            <text:p>73,1%</text:p>
          </table:table-cell>
          <table:table-cell office:value-type="float" office:value="176758" table:style-name="ce7">
            <text:p>176.758</text:p>
          </table:table-cell>
          <table:table-cell office:value-type="percentage" office:value="0.55253278317000365" table:style-name="ce49">
            <text:p>55,3%</text:p>
          </table:table-cell>
          <table:table-cell office:value-type="float" office:value="68790" table:style-name="ce7">
            <text:p>68.790</text:p>
          </table:table-cell>
          <table:table-cell office:value-type="percentage" office:value="0.29733012331484837" table:style-name="ce49">
            <text:p>29,7%</text:p>
          </table:table-cell>
          <table:table-cell office:value-type="float" office:value="37901" table:style-name="ce7">
            <text:p>37.901</text:p>
          </table:table-cell>
          <table:table-cell office:value-type="percentage" office:value="0.20100553148384839" table:style-name="ce49">
            <text:p>20,1%</text:p>
          </table:table-cell>
          <table:table-cell office:value-type="float" office:value="96528" table:style-name="ce7">
            <text:p>96.528</text:p>
          </table:table-cell>
          <table:table-cell office:value-type="percentage" office:value="0.71883470852819398" table:style-name="ce49">
            <text:p>71,9%</text:p>
          </table:table-cell>
          <table:table-cell office:value-type="float" office:value="186165" table:style-name="ce7">
            <text:p>186.165</text:p>
          </table:table-cell>
          <table:table-cell office:value-type="percentage" office:value="0.83564503097225962" table:style-name="ce49">
            <text:p>83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575" table:style-name="ce7">
            <text:p>92.575</text:p>
          </table:table-cell>
          <table:table-cell office:value-type="percentage" office:value="0.9416449670436976" table:style-name="ce49">
            <text:p>94,2%</text:p>
          </table:table-cell>
          <table:table-cell office:value-type="float" office:value="75776" table:style-name="ce7">
            <text:p>75.776</text:p>
          </table:table-cell>
          <table:table-cell office:value-type="percentage" office:value="0.98389944946504626" table:style-name="ce49">
            <text:p>98,4%</text:p>
          </table:table-cell>
          <table:table-cell office:value-type="float" office:value="70967" table:style-name="ce7">
            <text:p>70.967</text:p>
          </table:table-cell>
          <table:table-cell office:value-type="percentage" office:value="0.83628329012491165" table:style-name="ce49">
            <text:p>83,6%</text:p>
          </table:table-cell>
          <table:table-cell office:value-type="float" office:value="59990" table:style-name="ce7">
            <text:p>59.990</text:p>
          </table:table-cell>
          <table:table-cell office:value-type="percentage" office:value="0.67446932901601009" table:style-name="ce49">
            <text:p>67,4%</text:p>
          </table:table-cell>
          <table:table-cell office:value-type="float" office:value="29252" table:style-name="ce7">
            <text:p>29.252</text:p>
          </table:table-cell>
          <table:table-cell office:value-type="percentage" office:value="0.52044265736754081" table:style-name="ce49">
            <text:p>52,0%</text:p>
          </table:table-cell>
          <table:table-cell office:value-type="float" office:value="15843" table:style-name="ce7">
            <text:p>15.843</text:p>
          </table:table-cell>
          <table:table-cell office:value-type="percentage" office:value="0.37145670675951326" table:style-name="ce49">
            <text:p>37,1%</text:p>
          </table:table-cell>
          <table:table-cell office:value-type="float" office:value="19812" table:style-name="ce7">
            <text:p>19.812</text:p>
          </table:table-cell>
          <table:table-cell office:value-type="percentage" office:value="0.89295533420471451" table:style-name="ce49">
            <text:p>89,3%</text:p>
          </table:table-cell>
          <table:table-cell office:value-type="float" office:value="55877" table:style-name="ce7">
            <text:p>55.877</text:p>
          </table:table-cell>
          <table:table-cell office:value-type="percentage" office:value="0.94232423225458284" table:style-name="ce49">
            <text:p>94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952" table:style-name="ce7">
            <text:p>446.952</text:p>
          </table:table-cell>
          <table:table-cell office:value-type="percentage" office:value="0.93389331160283329" table:style-name="ce49">
            <text:p>93,4%</text:p>
          </table:table-cell>
          <table:table-cell office:value-type="float" office:value="295956" table:style-name="ce7">
            <text:p>295.956</text:p>
          </table:table-cell>
          <table:table-cell office:value-type="percentage" office:value="0.91740286793014303" table:style-name="ce49">
            <text:p>91,7%</text:p>
          </table:table-cell>
          <table:table-cell office:value-type="float" office:value="297827" table:style-name="ce7">
            <text:p>297.827</text:p>
          </table:table-cell>
          <table:table-cell office:value-type="percentage" office:value="0.84251396047502392" table:style-name="ce49">
            <text:p>84,3%</text:p>
          </table:table-cell>
          <table:table-cell office:value-type="float" office:value="221435" table:style-name="ce7">
            <text:p>221.435</text:p>
          </table:table-cell>
          <table:table-cell office:value-type="percentage" office:value="0.68804531556837112" table:style-name="ce49">
            <text:p>68,8%</text:p>
          </table:table-cell>
          <table:table-cell office:value-type="float" office:value="113959" table:style-name="ce7">
            <text:p>113.959</text:p>
          </table:table-cell>
          <table:table-cell office:value-type="percentage" office:value="0.53207612359812861" table:style-name="ce49">
            <text:p>53,2%</text:p>
          </table:table-cell>
          <table:table-cell office:value-type="float" office:value="82217" table:style-name="ce7">
            <text:p>82.217</text:p>
          </table:table-cell>
          <table:table-cell office:value-type="percentage" office:value="0.4691599664465913" table:style-name="ce49">
            <text:p>46,9%</text:p>
          </table:table-cell>
          <table:table-cell office:value-type="float" office:value="82678" table:style-name="ce7">
            <text:p>82.678</text:p>
          </table:table-cell>
          <table:table-cell office:value-type="percentage" office:value="0.86435344422025451" table:style-name="ce49">
            <text:p>86,4%</text:p>
          </table:table-cell>
          <table:table-cell office:value-type="float" office:value="226586" table:style-name="ce7">
            <text:p>226.586</text:p>
          </table:table-cell>
          <table:table-cell office:value-type="percentage" office:value="0.93075586482256623" table:style-name="ce49">
            <text:p>93,1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403" table:style-name="ce7">
            <text:p>269.403</text:p>
          </table:table-cell>
          <table:table-cell office:value-type="percentage" office:value="0.91392137107033455" table:style-name="ce49">
            <text:p>91,4%</text:p>
          </table:table-cell>
          <table:table-cell office:value-type="float" office:value="204505" table:style-name="ce7">
            <text:p>204.505</text:p>
          </table:table-cell>
          <table:table-cell office:value-type="percentage" office:value="0.92962733992163138" table:style-name="ce49">
            <text:p>93,0%</text:p>
          </table:table-cell>
          <table:table-cell office:value-type="float" office:value="219808" table:style-name="ce7">
            <text:p>219.808</text:p>
          </table:table-cell>
          <table:table-cell office:value-type="percentage" office:value="0.7749323104693141" table:style-name="ce49">
            <text:p>77,5%</text:p>
          </table:table-cell>
          <table:table-cell office:value-type="float" office:value="171734" table:style-name="ce7">
            <text:p>171.734</text:p>
          </table:table-cell>
          <table:table-cell office:value-type="percentage" office:value="0.60571666396258494" table:style-name="ce49">
            <text:p>60,6%</text:p>
          </table:table-cell>
          <table:table-cell office:value-type="float" office:value="83736" table:style-name="ce7">
            <text:p>83.736</text:p>
          </table:table-cell>
          <table:table-cell office:value-type="percentage" office:value="0.41120632504235521" table:style-name="ce49">
            <text:p>41,1%</text:p>
          </table:table-cell>
          <table:table-cell office:value-type="float" office:value="53533" table:style-name="ce7">
            <text:p>53.533</text:p>
          </table:table-cell>
          <table:table-cell office:value-type="percentage" office:value="0.31236069132114225" table:style-name="ce49">
            <text:p>31,2%</text:p>
          </table:table-cell>
          <table:table-cell office:value-type="float" office:value="64709" table:style-name="ce7">
            <text:p>64.709</text:p>
          </table:table-cell>
          <table:table-cell office:value-type="percentage" office:value="0.83929752655676471" table:style-name="ce49">
            <text:p>83,9%</text:p>
          </table:table-cell>
          <table:table-cell office:value-type="float" office:value="181016" table:style-name="ce7">
            <text:p>181.016</text:p>
          </table:table-cell>
          <table:table-cell office:value-type="percentage" office:value="0.8771429955904444" table:style-name="ce49">
            <text:p>87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3503" table:style-name="ce7">
            <text:p>973.503</text:p>
          </table:table-cell>
          <table:table-cell office:value-type="percentage" office:value="0.90684702325005151" table:style-name="ce49">
            <text:p>90,7%</text:p>
          </table:table-cell>
          <table:table-cell office:value-type="float" office:value="717799" table:style-name="ce7">
            <text:p>717.799</text:p>
          </table:table-cell>
          <table:table-cell office:value-type="percentage" office:value="0.89896802635039508" table:style-name="ce49">
            <text:p>89,9%</text:p>
          </table:table-cell>
          <table:table-cell office:value-type="float" office:value="751373" table:style-name="ce7">
            <text:p>751.373</text:p>
          </table:table-cell>
          <table:table-cell office:value-type="percentage" office:value="0.72560880805248062" table:style-name="ce49">
            <text:p>72,6%</text:p>
          </table:table-cell>
          <table:table-cell office:value-type="float" office:value="626656" table:style-name="ce7">
            <text:p>626.656</text:p>
          </table:table-cell>
          <table:table-cell office:value-type="percentage" office:value="0.54520176578777491" table:style-name="ce49">
            <text:p>54,5%</text:p>
          </table:table-cell>
          <table:table-cell office:value-type="float" office:value="294803" table:style-name="ce7">
            <text:p>294.803</text:p>
          </table:table-cell>
          <table:table-cell office:value-type="percentage" office:value="0.36426372029575738" table:style-name="ce49">
            <text:p>36,4%</text:p>
          </table:table-cell>
          <table:table-cell office:value-type="float" office:value="178371" table:style-name="ce7">
            <text:p>178.371</text:p>
          </table:table-cell>
          <table:table-cell office:value-type="percentage" office:value="0.26495635085092445" table:style-name="ce49">
            <text:p>26,5%</text:p>
          </table:table-cell>
          <table:table-cell office:value-type="float" office:value="215738" table:style-name="ce7">
            <text:p>215.738</text:p>
          </table:table-cell>
          <table:table-cell office:value-type="percentage" office:value="0.62066088597616764" table:style-name="ce49">
            <text:p>62,1%</text:p>
          </table:table-cell>
          <table:table-cell office:value-type="float" office:value="704218" table:style-name="ce7">
            <text:p>704.218</text:p>
          </table:table-cell>
          <table:table-cell office:value-type="percentage" office:value="0.87584728160966718" table:style-name="ce49">
            <text:p>87,6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91107" table:style-name="ce7">
            <text:p>691.107</text:p>
          </table:table-cell>
          <table:table-cell office:value-type="percentage" office:value="0.94679714278668714" table:style-name="ce49">
            <text:p>94,7%</text:p>
          </table:table-cell>
          <table:table-cell office:value-type="float" office:value="555940" table:style-name="ce7">
            <text:p>555.940</text:p>
          </table:table-cell>
          <table:table-cell office:value-type="percentage" office:value="0.97126933794561354" table:style-name="ce49">
            <text:p>97,1%</text:p>
          </table:table-cell>
          <table:table-cell office:value-type="float" office:value="590441" table:style-name="ce7">
            <text:p>590.441</text:p>
          </table:table-cell>
          <table:table-cell office:value-type="percentage" office:value="0.82252451799843973" table:style-name="ce49">
            <text:p>82,3%</text:p>
          </table:table-cell>
          <table:table-cell office:value-type="float" office:value="499260" table:style-name="ce7">
            <text:p>499.260</text:p>
          </table:table-cell>
          <table:table-cell office:value-type="percentage" office:value="0.65753619504562821" table:style-name="ce49">
            <text:p>65,8%</text:p>
          </table:table-cell>
          <table:table-cell office:value-type="float" office:value="261120" table:style-name="ce7">
            <text:p>261.120</text:p>
          </table:table-cell>
          <table:table-cell office:value-type="percentage" office:value="0.50320670942279233" table:style-name="ce49">
            <text:p>50,3%</text:p>
          </table:table-cell>
          <table:table-cell office:value-type="float" office:value="189162" table:style-name="ce7">
            <text:p>189.162</text:p>
          </table:table-cell>
          <table:table-cell office:value-type="percentage" office:value="0.434591420379356" table:style-name="ce49">
            <text:p>43,5%</text:p>
          </table:table-cell>
          <table:table-cell office:value-type="float" office:value="186417" table:style-name="ce7">
            <text:p>186.417</text:p>
          </table:table-cell>
          <table:table-cell office:value-type="percentage" office:value="0.87979441872318731" table:style-name="ce49">
            <text:p>88,0%</text:p>
          </table:table-cell>
          <table:table-cell office:value-type="float" office:value="431605" table:style-name="ce7">
            <text:p>431.605</text:p>
          </table:table-cell>
          <table:table-cell office:value-type="percentage" office:value="0.92097935075548876" table:style-name="ce49">
            <text:p>92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508" table:style-name="ce7">
            <text:p>154.508</text:p>
          </table:table-cell>
          <table:table-cell office:value-type="percentage" office:value="0.891095846958608" table:style-name="ce49">
            <text:p>89,1%</text:p>
          </table:table-cell>
          <table:table-cell office:value-type="float" office:value="125881" table:style-name="ce7">
            <text:p>125.881</text:p>
          </table:table-cell>
          <table:table-cell office:value-type="percentage" office:value="0.94991623779411094" table:style-name="ce49">
            <text:p>95,0%</text:p>
          </table:table-cell>
          <table:table-cell office:value-type="float" office:value="130996" table:style-name="ce7">
            <text:p>130.996</text:p>
          </table:table-cell>
          <table:table-cell office:value-type="percentage" office:value="0.81166855648704084" table:style-name="ce49">
            <text:p>81,2%</text:p>
          </table:table-cell>
          <table:table-cell office:value-type="float" office:value="99559" table:style-name="ce7">
            <text:p>99.559</text:p>
          </table:table-cell>
          <table:table-cell office:value-type="percentage" office:value="0.68282294845855762" table:style-name="ce49">
            <text:p>68,3%</text:p>
          </table:table-cell>
          <table:table-cell office:value-type="float" office:value="62992" table:style-name="ce7">
            <text:p>62.992</text:p>
          </table:table-cell>
          <table:table-cell office:value-type="percentage" office:value="0.55853874800496539" table:style-name="ce49">
            <text:p>55,9%</text:p>
          </table:table-cell>
          <table:table-cell office:value-type="float" office:value="37387" table:style-name="ce7">
            <text:p>37.387</text:p>
          </table:table-cell>
          <table:table-cell office:value-type="percentage" office:value="0.40188975362256524" table:style-name="ce49">
            <text:p>40,2%</text:p>
          </table:table-cell>
          <table:table-cell office:value-type="float" office:value="35135" table:style-name="ce7">
            <text:p>35.135</text:p>
          </table:table-cell>
          <table:table-cell office:value-type="percentage" office:value="0.88112852664576802" table:style-name="ce49">
            <text:p>88,1%</text:p>
          </table:table-cell>
          <table:table-cell office:value-type="float" office:value="92471" table:style-name="ce7">
            <text:p>92.471</text:p>
          </table:table-cell>
          <table:table-cell office:value-type="percentage" office:value="0.91668897149938044" table:style-name="ce49">
            <text:p>9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898" table:style-name="ce7">
            <text:p>505.898</text:p>
          </table:table-cell>
          <table:table-cell office:value-type="percentage" office:value="0.94946014372394794" table:style-name="ce49">
            <text:p>94,9%</text:p>
          </table:table-cell>
          <table:table-cell office:value-type="float" office:value="334913" table:style-name="ce7">
            <text:p>334.913</text:p>
          </table:table-cell>
          <table:table-cell office:value-type="percentage" office:value="0.96372017806118193" table:style-name="ce49">
            <text:p>96,4%</text:p>
          </table:table-cell>
          <table:table-cell office:value-type="float" office:value="372848" table:style-name="ce7">
            <text:p>372.848</text:p>
          </table:table-cell>
          <table:table-cell office:value-type="percentage" office:value="0.95069903590925664" table:style-name="ce49">
            <text:p>95,1%</text:p>
          </table:table-cell>
          <table:table-cell office:value-type="float" office:value="374383" table:style-name="ce7">
            <text:p>374.383</text:p>
          </table:table-cell>
          <table:table-cell office:value-type="percentage" office:value="0.91256169943084176" table:style-name="ce49">
            <text:p>91,3%</text:p>
          </table:table-cell>
          <table:table-cell office:value-type="float" office:value="183383" table:style-name="ce7">
            <text:p>183.383</text:p>
          </table:table-cell>
          <table:table-cell office:value-type="percentage" office:value="0.68926725677021672" table:style-name="ce49">
            <text:p>68,9%</text:p>
          </table:table-cell>
          <table:table-cell office:value-type="float" office:value="126995" table:style-name="ce7">
            <text:p>126.995</text:p>
          </table:table-cell>
          <table:table-cell office:value-type="percentage" office:value="0.63195425864368315" table:style-name="ce49">
            <text:p>63,2%</text:p>
          </table:table-cell>
          <table:table-cell office:value-type="float" office:value="113050" table:style-name="ce7">
            <text:p>113.050</text:p>
          </table:table-cell>
          <table:table-cell office:value-type="percentage" office:value="0.91162738188357295" table:style-name="ce49">
            <text:p>91,2%</text:p>
          </table:table-cell>
          <table:table-cell office:value-type="float" office:value="299169" table:style-name="ce7">
            <text:p>299.169</text:p>
          </table:table-cell>
          <table:table-cell office:value-type="percentage" office:value="0.98053797520214225" table:style-name="ce49">
            <text:p>98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125" table:style-name="ce7">
            <text:p>48.125</text:p>
          </table:table-cell>
          <table:table-cell office:value-type="percentage" office:value="0.92699605123759987" table:style-name="ce49">
            <text:p>92,7%</text:p>
          </table:table-cell>
          <table:table-cell office:value-type="float" office:value="35741" table:style-name="ce7">
            <text:p>35.741</text:p>
          </table:table-cell>
          <table:table-cell office:value-type="percentage" office:value="0.93850274400651212" table:style-name="ce49">
            <text:p>93,9%</text:p>
          </table:table-cell>
          <table:table-cell office:value-type="float" office:value="32925" table:style-name="ce7">
            <text:p>32.925</text:p>
          </table:table-cell>
          <table:table-cell office:value-type="percentage" office:value="0.72675701924774849" table:style-name="ce49">
            <text:p>72,7%</text:p>
          </table:table-cell>
          <table:table-cell office:value-type="float" office:value="27221" table:style-name="ce7">
            <text:p>27.221</text:p>
          </table:table-cell>
          <table:table-cell office:value-type="percentage" office:value="0.57142557255914517" table:style-name="ce49">
            <text:p>57,1%</text:p>
          </table:table-cell>
          <table:table-cell office:value-type="float" office:value="12123" table:style-name="ce7">
            <text:p>12.123</text:p>
          </table:table-cell>
          <table:table-cell office:value-type="percentage" office:value="0.38258591851547952" table:style-name="ce49">
            <text:p>38,3%</text:p>
          </table:table-cell>
          <table:table-cell office:value-type="float" office:value="4824" table:style-name="ce7">
            <text:p>4.824</text:p>
          </table:table-cell>
          <table:table-cell office:value-type="percentage" office:value="0.19549359701734478" table:style-name="ce49">
            <text:p>19,5%</text:p>
          </table:table-cell>
          <table:table-cell office:value-type="float" office:value="12557" table:style-name="ce7">
            <text:p>12.557</text:p>
          </table:table-cell>
          <table:table-cell office:value-type="percentage" office:value="0.87946491105196811" table:style-name="ce49">
            <text:p>87,9%</text:p>
          </table:table-cell>
          <table:table-cell office:value-type="float" office:value="25099" table:style-name="ce7">
            <text:p>25.099</text:p>
          </table:table-cell>
          <table:table-cell office:value-type="percentage" office:value="0.84653782589632032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1440" table:style-name="ce7">
            <text:p>161.440</text:p>
          </table:table-cell>
          <table:table-cell office:value-type="percentage" office:value="0.91994894237782643" table:style-name="ce49">
            <text:p>92,0%</text:p>
          </table:table-cell>
          <table:table-cell office:value-type="float" office:value="131518" table:style-name="ce7">
            <text:p>131.518</text:p>
          </table:table-cell>
          <table:table-cell office:value-type="percentage" office:value="0.88892944285608078" table:style-name="ce49">
            <text:p>88,9%</text:p>
          </table:table-cell>
          <table:table-cell office:value-type="float" office:value="147335" table:style-name="ce7">
            <text:p>147.335</text:p>
          </table:table-cell>
          <table:table-cell office:value-type="percentage" office:value="0.71057898671296627" table:style-name="ce49">
            <text:p>71,1%</text:p>
          </table:table-cell>
          <table:table-cell office:value-type="float" office:value="122650" table:style-name="ce7">
            <text:p>122.650</text:p>
          </table:table-cell>
          <table:table-cell office:value-type="percentage" office:value="0.52962716665659082" table:style-name="ce49">
            <text:p>53,0%</text:p>
          </table:table-cell>
          <table:table-cell office:value-type="float" office:value="56083" table:style-name="ce7">
            <text:p>56.083</text:p>
          </table:table-cell>
          <table:table-cell office:value-type="percentage" office:value="0.33397051117145443" table:style-name="ce49">
            <text:p>33,4%</text:p>
          </table:table-cell>
          <table:table-cell office:value-type="float" office:value="40619" table:style-name="ce7">
            <text:p>40.619</text:p>
          </table:table-cell>
          <table:table-cell office:value-type="percentage" office:value="0.2863941789055835" table:style-name="ce49">
            <text:p>28,6%</text:p>
          </table:table-cell>
          <table:table-cell office:value-type="float" office:value="50137" table:style-name="ce7">
            <text:p>50.137</text:p>
          </table:table-cell>
          <table:table-cell office:value-type="percentage" office:value="0.75592913682623442" table:style-name="ce49">
            <text:p>75,6%</text:p>
          </table:table-cell>
          <table:table-cell office:value-type="float" office:value="111535" table:style-name="ce7">
            <text:p>111.535</text:p>
          </table:table-cell>
          <table:table-cell office:value-type="percentage" office:value="0.83750075088604559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806" table:style-name="ce7">
            <text:p>92.806</text:p>
          </table:table-cell>
          <table:table-cell office:value-type="percentage" office:value="0.94517715833749194" table:style-name="ce49">
            <text:p>94,5%</text:p>
          </table:table-cell>
          <table:table-cell office:value-type="float" office:value="70211" table:style-name="ce7">
            <text:p>70.211</text:p>
          </table:table-cell>
          <table:table-cell office:value-type="percentage" office:value="0.97165750979116783" table:style-name="ce49">
            <text:p>97,2%</text:p>
          </table:table-cell>
          <table:table-cell office:value-type="float" office:value="71222" table:style-name="ce7">
            <text:p>71.222</text:p>
          </table:table-cell>
          <table:table-cell office:value-type="percentage" office:value="0.77264048600564117" table:style-name="ce49">
            <text:p>77,3%</text:p>
          </table:table-cell>
          <table:table-cell office:value-type="float" office:value="55964" table:style-name="ce7">
            <text:p>55.964</text:p>
          </table:table-cell>
          <table:table-cell office:value-type="percentage" office:value="0.58332291015217841" table:style-name="ce49">
            <text:p>58,3%</text:p>
          </table:table-cell>
          <table:table-cell office:value-type="float" office:value="26339" table:style-name="ce7">
            <text:p>26.339</text:p>
          </table:table-cell>
          <table:table-cell office:value-type="percentage" office:value="0.40378041115420582" table:style-name="ce49">
            <text:p>40,4%</text:p>
          </table:table-cell>
          <table:table-cell office:value-type="float" office:value="17163" table:style-name="ce7">
            <text:p>17.163</text:p>
          </table:table-cell>
          <table:table-cell office:value-type="percentage" office:value="0.29217595587484252" table:style-name="ce49">
            <text:p>29,2%</text:p>
          </table:table-cell>
          <table:table-cell office:value-type="float" office:value="20308" table:style-name="ce7">
            <text:p>20.308</text:p>
          </table:table-cell>
          <table:table-cell office:value-type="percentage" office:value="0.85252508291003737" table:style-name="ce49">
            <text:p>85,3%</text:p>
          </table:table-cell>
          <table:table-cell office:value-type="float" office:value="60612" table:style-name="ce7">
            <text:p>60.612</text:p>
          </table:table-cell>
          <table:table-cell office:value-type="percentage" office:value="0.89774275727235031" table:style-name="ce49">
            <text:p>89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680" table:style-name="ce7">
            <text:p>343.680</text:p>
          </table:table-cell>
          <table:table-cell office:value-type="percentage" office:value="0.91410819393945841" table:style-name="ce49">
            <text:p>91,4%</text:p>
          </table:table-cell>
          <table:table-cell office:value-type="float" office:value="250443" table:style-name="ce7">
            <text:p>250.443</text:p>
          </table:table-cell>
          <table:table-cell office:value-type="percentage" office:value="0.90849829685816585" table:style-name="ce49">
            <text:p>90,8%</text:p>
          </table:table-cell>
          <table:table-cell office:value-type="float" office:value="252128" table:style-name="ce7">
            <text:p>252.128</text:p>
          </table:table-cell>
          <table:table-cell office:value-type="percentage" office:value="0.77734511091584579" table:style-name="ce49">
            <text:p>77,7%</text:p>
          </table:table-cell>
          <table:table-cell office:value-type="float" office:value="176862" table:style-name="ce7">
            <text:p>176.862</text:p>
          </table:table-cell>
          <table:table-cell office:value-type="percentage" office:value="0.54815774466291434" table:style-name="ce49">
            <text:p>54,8%</text:p>
          </table:table-cell>
          <table:table-cell office:value-type="float" office:value="70014" table:style-name="ce7">
            <text:p>70.014</text:p>
          </table:table-cell>
          <table:table-cell office:value-type="percentage" office:value="0.33696703677500395" table:style-name="ce49">
            <text:p>33,7%</text:p>
          </table:table-cell>
          <table:table-cell office:value-type="float" office:value="41246" table:style-name="ce7">
            <text:p>41.246</text:p>
          </table:table-cell>
          <table:table-cell office:value-type="percentage" office:value="0.24065581422486726" table:style-name="ce49">
            <text:p>24,1%</text:p>
          </table:table-cell>
          <table:table-cell office:value-type="float" office:value="80373" table:style-name="ce7">
            <text:p>80.373</text:p>
          </table:table-cell>
          <table:table-cell office:value-type="percentage" office:value="0.81124210186325374" table:style-name="ce49">
            <text:p>81,1%</text:p>
          </table:table-cell>
          <table:table-cell office:value-type="float" office:value="192676" table:style-name="ce7">
            <text:p>192.676</text:p>
          </table:table-cell>
          <table:table-cell office:value-type="percentage" office:value="0.87051754128357473" table:style-name="ce49">
            <text:p>87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62" table:style-name="ce7">
            <text:p>5.462</text:p>
          </table:table-cell>
          <table:table-cell office:value-type="percentage" office:value="0.87099346196778826" table:style-name="ce49">
            <text:p>87,1%</text:p>
          </table:table-cell>
          <table:table-cell office:value-type="float" office:value="6714" table:style-name="ce7">
            <text:p>6.714</text:p>
          </table:table-cell>
          <table:table-cell office:value-type="percentage" office:value="0.88610267916061769" table:style-name="ce49">
            <text:p>88,6%</text:p>
          </table:table-cell>
          <table:table-cell office:value-type="float" office:value="7598" table:style-name="ce7">
            <text:p>7.598</text:p>
          </table:table-cell>
          <table:table-cell office:value-type="percentage" office:value="0.72121499762695773" table:style-name="ce49">
            <text:p>72,1%</text:p>
          </table:table-cell>
          <table:table-cell office:value-type="float" office:value="6490" table:style-name="ce7">
            <text:p>6.490</text:p>
          </table:table-cell>
          <table:table-cell office:value-type="percentage" office:value="0.58637513552584031" table:style-name="ce49">
            <text:p>58,6%</text:p>
          </table:table-cell>
          <table:table-cell office:value-type="float" office:value="3657" table:style-name="ce7">
            <text:p>3.657</text:p>
          </table:table-cell>
          <table:table-cell office:value-type="percentage" office:value="0.40138294369443528" table:style-name="ce49">
            <text:p>40,1%</text:p>
          </table:table-cell>
          <table:table-cell office:value-type="float" office:value="2353" table:style-name="ce7">
            <text:p>2.353</text:p>
          </table:table-cell>
          <table:table-cell office:value-type="percentage" office:value="0.2669313669880885" table:style-name="ce49">
            <text:p>26,7%</text:p>
          </table:table-cell>
          <table:table-cell office:value-type="float" office:value="1614" table:style-name="ce7">
            <text:p>1.614</text:p>
          </table:table-cell>
          <table:table-cell office:value-type="percentage" office:value="0.44783573806881244" table:style-name="ce49">
            <text:p>44,8%</text:p>
          </table:table-cell>
          <table:table-cell office:value-type="float" office:value="7671" table:style-name="ce7">
            <text:p>7.671</text:p>
          </table:table-cell>
          <table:table-cell office:value-type="percentage" office:value="0.88815560958666206" table:style-name="ce49">
            <text:p>88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95" table:style-name="ce7">
            <text:p>4.195</text:p>
          </table:table-cell>
          <table:table-cell office:value-type="percentage" office:value="0.7736997417926964" table:style-name="ce49">
            <text:p>77,4%</text:p>
          </table:table-cell>
          <table:table-cell office:value-type="float" office:value="5125" table:style-name="ce7">
            <text:p>5.125</text:p>
          </table:table-cell>
          <table:table-cell office:value-type="percentage" office:value="0.69435035902994169" table:style-name="ce49">
            <text:p>69,4%</text:p>
          </table:table-cell>
          <table:table-cell office:value-type="float" office:value="6306" table:style-name="ce7">
            <text:p>6.306</text:p>
          </table:table-cell>
          <table:table-cell office:value-type="percentage" office:value="0.63041087673697893" table:style-name="ce49">
            <text:p>63,0%</text:p>
          </table:table-cell>
          <table:table-cell office:value-type="float" office:value="5387" table:style-name="ce7">
            <text:p>5.387</text:p>
          </table:table-cell>
          <table:table-cell office:value-type="percentage" office:value="0.51397767388607962" table:style-name="ce49">
            <text:p>51,4%</text:p>
          </table:table-cell>
          <table:table-cell office:value-type="float" office:value="2691" table:style-name="ce7">
            <text:p>2.691</text:p>
          </table:table-cell>
          <table:table-cell office:value-type="percentage" office:value="0.29989969909729186" table:style-name="ce49">
            <text:p>30,0%</text:p>
          </table:table-cell>
          <table:table-cell office:value-type="float" office:value="2012" table:style-name="ce7">
            <text:p>2.012</text:p>
          </table:table-cell>
          <table:table-cell office:value-type="percentage" office:value="0.22410336377812431" table:style-name="ce49">
            <text:p>22,4%</text:p>
          </table:table-cell>
          <table:table-cell office:value-type="float" office:value="1357" table:style-name="ce7">
            <text:p>1.357</text:p>
          </table:table-cell>
          <table:table-cell office:value-type="percentage" office:value="0.30022123893805308" table:style-name="ce49">
            <text:p>30,0%</text:p>
          </table:table-cell>
          <table:table-cell office:value-type="float" office:value="6091" table:style-name="ce7">
            <text:p>6.091</text:p>
          </table:table-cell>
          <table:table-cell office:value-type="percentage" office:value="0.85571789828603539" table:style-name="ce49">
            <text:p>85,6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17" table:style-name="ce7">
            <text:p>2.317</text:p>
          </table:table-cell>
          <table:table-cell office:value-type="percentage" office:value="0.6482932288752099" table:style-name="ce49">
            <text:p>64,8%</text:p>
          </table:table-cell>
          <table:table-cell office:value-type="float" office:value="6483" table:style-name="ce7">
            <text:p>6.483</text:p>
          </table:table-cell>
          <table:table-cell office:value-type="percentage" office:value="0.69702182561014947" table:style-name="ce49">
            <text:p>69,7%</text:p>
          </table:table-cell>
          <table:table-cell office:value-type="float" office:value="13815" table:style-name="ce7">
            <text:p>13.815</text:p>
          </table:table-cell>
          <table:table-cell office:value-type="percentage" office:value="0.63757614916005168" table:style-name="ce49">
            <text:p>63,8%</text:p>
          </table:table-cell>
          <table:table-cell office:value-type="float" office:value="12905" table:style-name="ce7">
            <text:p>12.905</text:p>
          </table:table-cell>
          <table:table-cell office:value-type="percentage" office:value="0.41089566020313945" table:style-name="ce49">
            <text:p>41,1%</text:p>
          </table:table-cell>
          <table:table-cell office:value-type="float" office:value="7673" table:style-name="ce7">
            <text:p>7.673</text:p>
          </table:table-cell>
          <table:table-cell office:value-type="percentage" office:value="0.32244915111783495" table:style-name="ce49">
            <text:p>32,2%</text:p>
          </table:table-cell>
          <table:table-cell office:value-type="float" office:value="1200" table:style-name="ce7">
            <text:p>1.200</text:p>
          </table:table-cell>
          <table:table-cell office:value-type="percentage" office:value="0.9375" table:style-name="ce49">
            <text:p>93,8%</text:p>
          </table:table-cell>
          <table:table-cell office:value-type="float" office:value="25429" table:style-name="ce7">
            <text:p>25.429</text:p>
          </table:table-cell>
          <table:table-cell office:value-type="percentage" office:value="0.47791685460832956" table:style-name="ce49">
            <text:p>47,8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62" table:style-name="ce7">
            <text:p>62</text:p>
          </table:table-cell>
          <table:table-cell office:value-type="percentage" office:value="0.79487179487179482" table:style-name="ce52">
            <text:p>79,5%</text:p>
          </table:table-cell>
          <table:table-cell office:value-type="float" office:value="233" table:style-name="ce7">
            <text:p>233</text:p>
          </table:table-cell>
          <table:table-cell office:value-type="percentage" office:value="0.80622837370242217" table:style-name="ce52">
            <text:p>80,6%</text:p>
          </table:table-cell>
          <table:table-cell office:value-type="float" office:value="570" table:style-name="ce7">
            <text:p>570</text:p>
          </table:table-cell>
          <table:table-cell office:value-type="percentage" office:value="0.64994298745724055" table:style-name="ce52">
            <text:p>65,0%</text:p>
          </table:table-cell>
          <table:table-cell office:value-type="float" office:value="735" table:style-name="ce7">
            <text:p>735</text:p>
          </table:table-cell>
          <table:table-cell office:value-type="percentage" office:value="0.40229885057471265" table:style-name="ce52">
            <text:p>40,2%</text:p>
          </table:table-cell>
          <table:table-cell office:value-type="float" office:value="736" table:style-name="ce7">
            <text:p>736</text:p>
          </table:table-cell>
          <table:table-cell office:value-type="percentage" office:value="0.32827832292595899" table:style-name="ce52">
            <text:p>32,8%</text:p>
          </table:table-cell>
          <table:table-cell office:value-type="float" office:value="686" table:style-name="ce7">
            <text:p>686</text:p>
          </table:table-cell>
          <table:table-cell office:value-type="percentage" office:value="0.34351527290936407" table:style-name="ce52">
            <text:p>34,4%</text:p>
          </table:table-cell>
          <table:table-cell office:value-type="float" office:value="1311" table:style-name="ce7">
            <text:p>1.311</text:p>
          </table:table-cell>
          <table:table-cell office:value-type="percentage" office:value="0.29068736141906876" table:style-name="ce52">
            <text:p>29,1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47900" table:style-name="ce67">
            <text:p>6.347.900</text:p>
          </table:table-cell>
          <table:table-cell office:value-type="percentage" office:value="0.92536051071142078" table:style-name="ce68">
            <text:p>92,54%</text:p>
          </table:table-cell>
          <table:table-cell office:value-type="float" office:value="4865430" table:style-name="ce67">
            <text:p>4.865.430</text:p>
          </table:table-cell>
          <table:table-cell office:value-type="percentage" office:value="0.92224747674350493" table:style-name="ce68">
            <text:p>92,22%</text:p>
          </table:table-cell>
          <table:table-cell office:value-type="float" office:value="5112417" table:style-name="ce67">
            <text:p>5.112.417</text:p>
          </table:table-cell>
          <table:table-cell office:value-type="percentage" office:value="0.76217524843962114" table:style-name="ce68">
            <text:p>76,22%</text:p>
          </table:table-cell>
          <table:table-cell office:value-type="float" office:value="4167849" table:style-name="ce67">
            <text:p>4.167.849</text:p>
          </table:table-cell>
          <table:table-cell office:value-type="percentage" office:value="0.59264451459048961" table:style-name="ce68">
            <text:p>59,26%</text:p>
          </table:table-cell>
          <table:table-cell office:value-type="float" office:value="2059087" table:style-name="ce67">
            <text:p>2.059.087</text:p>
          </table:table-cell>
          <table:table-cell office:value-type="percentage" office:value="0.41259654731995898" table:style-name="ce68">
            <text:p>41,26%</text:p>
          </table:table-cell>
          <table:table-cell office:value-type="float" office:value="1337473" table:style-name="ce67">
            <text:p>1.337.473</text:p>
          </table:table-cell>
          <table:table-cell office:value-type="percentage" office:value="0.32698548986348969" table:style-name="ce68">
            <text:p>32,70%</text:p>
          </table:table-cell>
          <table:table-cell office:value-type="float" office:value="1490672" table:style-name="ce67">
            <text:p>1.490.672</text:p>
          </table:table-cell>
          <table:table-cell office:value-type="percentage" office:value="0.75165213287252786" table:style-name="ce68">
            <text:p>75,17%</text:p>
          </table:table-cell>
          <table:table-cell office:value-type="float" office:value="4241496" table:style-name="ce67">
            <text:p>4.241.496</text:p>
          </table:table-cell>
          <table:table-cell office:value-type="percentage" office:value="0.87826671420886349" table:style-name="ce68">
            <text:p>87,83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3765" table:style-name="ce8">
            <text:p>413.765</text:p>
          </table:table-cell>
          <table:table-cell office:value-type="percentage" office:value="0.66135418048600381" table:style-name="ce79">
            <text:p>66,1%</text:p>
          </table:table-cell>
          <table:table-cell office:value-type="float" office:value="130656" table:style-name="ce8">
            <text:p>130.656</text:p>
          </table:table-cell>
          <table:table-cell office:value-type="percentage" office:value="0.20883808878367988" table:style-name="ce79">
            <text:p>20,9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940" table:style-name="ce8">
            <text:p>49.940</text:p>
          </table:table-cell>
          <table:table-cell office:value-type="percentage" office:value="0.55767104778282761" table:style-name="ce79">
            <text:p>55,8%</text:p>
          </table:table-cell>
          <table:table-cell office:value-type="float" office:value="18729" table:style-name="ce8">
            <text:p>18.729</text:p>
          </table:table-cell>
          <table:table-cell office:value-type="percentage" office:value="0.20914339315027192" table:style-name="ce79">
            <text:p>20,9%</text:p>
          </table:table-cell>
          <table:table-cell office:value-type="date" office:date-value="2022-02-26T00:00:00" table:style-name="ce11">
            <text:p>26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40130" table:style-name="ce8">
            <text:p>40.130</text:p>
          </table:table-cell>
          <table:table-cell office:value-type="percentage" office:value="0.75028979546049435" table:style-name="ce79">
            <text:p>75,0%</text:p>
          </table:table-cell>
          <table:table-cell office:value-type="float" office:value="12878" table:style-name="ce8">
            <text:p>12.878</text:p>
          </table:table-cell>
          <table:table-cell office:value-type="percentage" office:value="0.24077328646748683" table:style-name="ce79">
            <text:p>24,1%</text:p>
          </table:table-cell>
          <table:table-cell office:value-type="date" office:date-value="2022-02-25T00:00:00" table:style-name="ce11">
            <text:p>25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373" table:style-name="ce8">
            <text:p>29.373</text:p>
          </table:table-cell>
          <table:table-cell office:value-type="percentage" office:value="0.34800483389412823" table:style-name="ce79">
            <text:p>34,8%</text:p>
          </table:table-cell>
          <table:table-cell office:value-type="float" office:value="6809" table:style-name="ce8">
            <text:p>6.809</text:p>
          </table:table-cell>
          <table:table-cell office:value-type="percentage" office:value="8.0671532154874173E-2" table:style-name="ce79">
            <text:p>8,1%</text:p>
          </table:table-cell>
          <table:table-cell office:value-type="date" office:date-value="2022-02-26T00:00:00" table:style-name="ce11">
            <text:p>26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1409" table:style-name="ce8">
            <text:p>71.409</text:p>
          </table:table-cell>
          <table:table-cell office:value-type="percentage" office:value="0.53493894673758335" table:style-name="ce79">
            <text:p>53,5%</text:p>
          </table:table-cell>
          <table:table-cell office:value-type="float" office:value="22327" table:style-name="ce8">
            <text:p>22.327</text:p>
          </table:table-cell>
          <table:table-cell office:value-type="percentage" office:value="0.16725597423027941" table:style-name="ce79">
            <text:p>16,7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3939" table:style-name="ce8">
            <text:p>23.939</text:p>
          </table:table-cell>
          <table:table-cell office:value-type="percentage" office:value="0.65041025919687012" table:style-name="ce79">
            <text:p>65,0%</text:p>
          </table:table-cell>
          <table:table-cell office:value-type="float" office:value="9700" table:style-name="ce8">
            <text:p>9.700</text:p>
          </table:table-cell>
          <table:table-cell office:value-type="percentage" office:value="0.26354398739335977" table:style-name="ce79">
            <text:p>26,4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4413" table:style-name="ce8">
            <text:p>94.413</text:p>
          </table:table-cell>
          <table:table-cell office:value-type="percentage" office:value="0.68945800289181969" table:style-name="ce79">
            <text:p>68,9%</text:p>
          </table:table-cell>
          <table:table-cell office:value-type="float" office:value="35566" table:style-name="ce8">
            <text:p>35.566</text:p>
          </table:table-cell>
          <table:table-cell office:value-type="percentage" office:value="0.25972337846324611" table:style-name="ce79">
            <text:p>26,0%</text:p>
          </table:table-cell>
          <table:table-cell office:value-type="date" office:date-value="2022-02-26T00:00:00" table:style-name="ce11">
            <text:p>26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4205" table:style-name="ce8">
            <text:p>94.205</text:p>
          </table:table-cell>
          <table:table-cell office:value-type="percentage" office:value="0.63848750203329174" table:style-name="ce79">
            <text:p>63,8%</text:p>
          </table:table-cell>
          <table:table-cell office:value-type="float" office:value="28856" table:style-name="ce8">
            <text:p>28.856</text:p>
          </table:table-cell>
          <table:table-cell office:value-type="percentage" office:value="0.19557555712194327" table:style-name="ce79">
            <text:p>19,6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8467" table:style-name="ce8">
            <text:p>228.467</text:p>
          </table:table-cell>
          <table:table-cell office:value-type="percentage" office:value="0.40868249280453928" table:style-name="ce79">
            <text:p>40,9%</text:p>
          </table:table-cell>
          <table:table-cell office:value-type="float" office:value="72856" table:style-name="ce8">
            <text:p>72.856</text:p>
          </table:table-cell>
          <table:table-cell office:value-type="percentage" office:value="0.13032504342319684" table:style-name="ce79">
            <text:p>13,0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4652" table:style-name="ce8">
            <text:p>234.652</text:p>
          </table:table-cell>
          <table:table-cell office:value-type="percentage" office:value="0.66620861961274203" table:style-name="ce79">
            <text:p>66,6%</text:p>
          </table:table-cell>
          <table:table-cell office:value-type="float" office:value="65617" table:style-name="ce8">
            <text:p>65.617</text:p>
          </table:table-cell>
          <table:table-cell office:value-type="percentage" office:value="0.18629549713247401" table:style-name="ce79">
            <text:p>18,6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2589" table:style-name="ce8">
            <text:p>52.589</text:p>
          </table:table-cell>
          <table:table-cell office:value-type="percentage" office:value="0.77856571817724218" table:style-name="ce79">
            <text:p>77,9%</text:p>
          </table:table-cell>
          <table:table-cell office:value-type="float" office:value="14905" table:style-name="ce8">
            <text:p>14.905</text:p>
          </table:table-cell>
          <table:table-cell office:value-type="percentage" office:value="0.22066443608799929" table:style-name="ce79">
            <text:p>22,1%</text:p>
          </table:table-cell>
          <table:table-cell office:value-type="date" office:date-value="2022-02-26T00:00:00" table:style-name="ce11">
            <text:p>26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7872" table:style-name="ce8">
            <text:p>127.872</text:p>
          </table:table-cell>
          <table:table-cell office:value-type="percentage" office:value="0.83544254176494037" table:style-name="ce79">
            <text:p>83,5%</text:p>
          </table:table-cell>
          <table:table-cell office:value-type="float" office:value="33401" table:style-name="ce8">
            <text:p>33.401</text:p>
          </table:table-cell>
          <table:table-cell office:value-type="percentage" office:value="0.21822303817482147" table:style-name="ce79">
            <text:p>21,8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4020" table:style-name="ce8">
            <text:p>14.020</text:p>
          </table:table-cell>
          <table:table-cell office:value-type="percentage" office:value="0.63913202042304884" table:style-name="ce79">
            <text:p>63,9%</text:p>
          </table:table-cell>
          <table:table-cell office:value-type="float" office:value="4265" table:style-name="ce8">
            <text:p>4.265</text:p>
          </table:table-cell>
          <table:table-cell office:value-type="percentage" office:value="0.19442924872355943" table:style-name="ce79">
            <text:p>19,4%</text:p>
          </table:table-cell>
          <table:table-cell office:value-type="date" office:date-value="2022-02-26T00:00:00" table:style-name="ce11">
            <text:p>26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33307" table:style-name="ce8">
            <text:p>233.307</text:p>
          </table:table-cell>
          <table:table-cell office:value-type="percentage" office:value="0.47492132379583679" table:style-name="ce79">
            <text:p>47,5%</text:p>
          </table:table-cell>
          <table:table-cell office:value-type="float" office:value="73868" table:style-name="ce8">
            <text:p>73.868</text:p>
          </table:table-cell>
          <table:table-cell office:value-type="percentage" office:value="0.15036620566957215" table:style-name="ce79">
            <text:p>15,0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585" table:style-name="ce8">
            <text:p>65.585</text:p>
          </table:table-cell>
          <table:table-cell office:value-type="percentage" office:value="0.54361069898132564" table:style-name="ce79">
            <text:p>54,4%</text:p>
          </table:table-cell>
          <table:table-cell office:value-type="float" office:value="19743" table:style-name="ce8">
            <text:p>19.743</text:p>
          </table:table-cell>
          <table:table-cell office:value-type="percentage" office:value="0.16364269314612051" table:style-name="ce79">
            <text:p>16,4%</text:p>
          </table:table-cell>
          <table:table-cell office:value-type="date" office:date-value="2022-02-25T00:00:00" table:style-name="ce11">
            <text:p>25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484" table:style-name="ce8">
            <text:p>26.484</text:p>
          </table:table-cell>
          <table:table-cell office:value-type="percentage" office:value="0.54252704031465093" table:style-name="ce79">
            <text:p>54,3%</text:p>
          </table:table-cell>
          <table:table-cell office:value-type="float" office:value="10032" table:style-name="ce8">
            <text:p>10.032</text:p>
          </table:table-cell>
          <table:table-cell office:value-type="percentage" office:value="0.2055063913470993" table:style-name="ce79">
            <text:p>20,6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630" table:style-name="ce8">
            <text:p>79.630</text:p>
          </table:table-cell>
          <table:table-cell office:value-type="percentage" office:value="0.54052402932392074" table:style-name="ce79">
            <text:p>54,1%</text:p>
          </table:table-cell>
          <table:table-cell office:value-type="float" office:value="29494" table:style-name="ce8">
            <text:p>29.494</text:p>
          </table:table-cell>
          <table:table-cell office:value-type="percentage" office:value="0.20020363833831115" table:style-name="ce79">
            <text:p>20,0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67" table:style-name="ce8">
            <text:p>2.867</text:p>
          </table:table-cell>
          <table:table-cell office:value-type="percentage" office:value="0.36053822937625757" table:style-name="ce79">
            <text:p>36,1%</text:p>
          </table:table-cell>
          <table:table-cell office:value-type="float" office:value="1065" table:style-name="ce8">
            <text:p>1.065</text:p>
          </table:table-cell>
          <table:table-cell office:value-type="percentage" office:value="0.13392857142857142" table:style-name="ce79">
            <text:p>13,4%</text:p>
          </table:table-cell>
          <table:table-cell office:value-type="date" office:date-value="2022-02-26T00:00:00" table:style-name="ce11">
            <text:p>26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64" table:style-name="ce8">
            <text:p>3.364</text:p>
          </table:table-cell>
          <table:table-cell office:value-type="percentage" office:value="0.34410801963993454" table:style-name="ce79">
            <text:p>34,4%</text:p>
          </table:table-cell>
          <table:table-cell office:value-type="float" office:value="1107" table:style-name="ce8">
            <text:p>1.107</text:p>
          </table:table-cell>
          <table:table-cell office:value-type="percentage" office:value="0.11323649754500818" table:style-name="ce79">
            <text:p>11,3%</text:p>
          </table:table-cell>
          <table:table-cell office:value-type="date" office:date-value="2022-02-25T00:00:00" table:style-name="ce11">
            <text:p>25/02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5T00:00:00" table:style-name="ce11">
            <text:p>25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5T00:00:00" table:style-name="ce11">
            <text:p>25/02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86011" table:style-name="ce84">
            <text:p>1.886.011</text:p>
          </table:table-cell>
          <table:table-cell office:value-type="percentage" office:value="0.5737070904733238" table:style-name="ce85">
            <text:p>57,4%</text:p>
          </table:table-cell>
          <table:table-cell office:value-type="float" office:value="591874" table:style-name="ce84">
            <text:p>591.874</text:p>
          </table:table-cell>
          <table:table-cell office:value-type="percentage" office:value="0.18004259278806331" table:style-name="ce85">
            <text:p>18,0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28T16:38:52Z</dc:date>
  </office:meta>
</office:document-meta>
</file>